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764.65pt" svg:height="509.16pt" svg:x="339.14pt" svg:y="2.83pt">
            <draw:object draw:notify-on-update-of-ranges="'sink_1.receiver_i.routed_msg_sub.network'.D1:'sink_1.receiver_i.routed_msg_sub.network'.D1 'sink_1.receiver_i.routed_msg_sub.network'.D2:'sink_1.receiver_i.routed_msg_sub.network'.D208 'sink_1.receiver_i.routed_msg_sub.network'.E1:'sink_1.receiver_i.routed_msg_sub.network'.E1 'sink_1.receiver_i.routed_msg_sub.network'.E2:'sink_1.receiver_i.routed_msg_s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0835.44019" calcext:value-type="float">
            <text:p>1442690835.44019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0840.17176" calcext:value-type="float">
            <text:p>1442690840.17176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4.73157286643982" calcext:value-type="float">
            <text:p>4.7315728664</text:p>
          </table:table-cell>
          <table:table-cell table:formula="of:=[.C3]/([.D3]-[.D2])" office:value-type="float" office:value="13871.0745565213" calcext:value-type="float">
            <text:p>13871.0745565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0840.25421" calcext:value-type="float">
            <text:p>1442690840.25421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4.81402516365051" calcext:value-type="float">
            <text:p>4.8140251637</text:p>
          </table:table-cell>
          <table:table-cell table:formula="of:=[.C4]/([.D4]-[.D3])" office:value-type="float" office:value="795999.653378828" calcext:value-type="float">
            <text:p>795999.653378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0840.33685" calcext:value-type="float">
            <text:p>1442690840.33685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4.89666104316711" calcext:value-type="float">
            <text:p>4.8966610432</text:p>
          </table:table-cell>
          <table:table-cell table:formula="of:=[.C5]/([.D5]-[.D4])" office:value-type="float" office:value="794231.275614541" calcext:value-type="float">
            <text:p>794231.275614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0840.4194" calcext:value-type="float">
            <text:p>1442690840.4194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4.97920894622803" calcext:value-type="float">
            <text:p>4.9792089462</text:p>
          </table:table-cell>
          <table:table-cell table:formula="of:=[.C6]/([.D6]-[.D5])" office:value-type="float" office:value="795077.7374874" calcext:value-type="float">
            <text:p>795077.73748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0840.50211" calcext:value-type="float">
            <text:p>1442690840.50211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5.06192111968994" calcext:value-type="float">
            <text:p>5.0619211197</text:p>
          </table:table-cell>
          <table:table-cell table:formula="of:=[.C7]/([.D7]-[.D6])" office:value-type="float" office:value="793498.674414851" calcext:value-type="float">
            <text:p>793498.674414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0840.58463" calcext:value-type="float">
            <text:p>1442690840.58463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5.14444470405579" calcext:value-type="float">
            <text:p>5.1444447041</text:p>
          </table:table-cell>
          <table:table-cell table:formula="of:=[.C8]/([.D8]-[.D7])" office:value-type="float" office:value="795312.03721156" calcext:value-type="float">
            <text:p>795312.037211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0840.6674" calcext:value-type="float">
            <text:p>1442690840.6674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5.22720837593079" calcext:value-type="float">
            <text:p>5.2272083759</text:p>
          </table:table-cell>
          <table:table-cell table:formula="of:=[.C9]/([.D9]-[.D8])" office:value-type="float" office:value="793004.932153392" calcext:value-type="float">
            <text:p>793004.932153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0840.7499" calcext:value-type="float">
            <text:p>1442690840.7499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5.30971217155457" calcext:value-type="float">
            <text:p>5.3097121716</text:p>
          </table:table-cell>
          <table:table-cell table:formula="of:=[.C10]/([.D10]-[.D9])" office:value-type="float" office:value="795502.794796068" calcext:value-type="float">
            <text:p>795502.794796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0840.83243" calcext:value-type="float">
            <text:p>1442690840.83243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5.39224100112915" calcext:value-type="float">
            <text:p>5.3922410011</text:p>
          </table:table-cell>
          <table:table-cell table:formula="of:=[.C11]/([.D11]-[.D10])" office:value-type="float" office:value="795261.490297587" calcext:value-type="float">
            <text:p>795261.490297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0840.91492" calcext:value-type="float">
            <text:p>1442690840.91492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5.47472667694092" calcext:value-type="float">
            <text:p>5.4747266769</text:p>
          </table:table-cell>
          <table:table-cell table:formula="of:=[.C12]/([.D12]-[.D11])" office:value-type="float" office:value="795677.544665722" calcext:value-type="float">
            <text:p>795677.544665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0840.99734" calcext:value-type="float">
            <text:p>1442690840.99734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5.55715084075928" calcext:value-type="float">
            <text:p>5.5571508408</text:p>
          </table:table-cell>
          <table:table-cell table:formula="of:=[.C13]/([.D13]-[.D12])" office:value-type="float" office:value="796271.347618827" calcext:value-type="float">
            <text:p>796271.347618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0841.08172" calcext:value-type="float">
            <text:p>1442690841.08172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5.6415274143219" calcext:value-type="float">
            <text:p>5.6415274143</text:p>
          </table:table-cell>
          <table:table-cell table:formula="of:=[.C14]/([.D14]-[.D13])" office:value-type="float" office:value="777846.234195439" calcext:value-type="float">
            <text:p>777846.234195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0841.16098" calcext:value-type="float">
            <text:p>1442690841.16098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5.72079205513001" calcext:value-type="float">
            <text:p>5.7207920551</text:p>
          </table:table-cell>
          <table:table-cell table:formula="of:=[.C15]/([.D15]-[.D14])" office:value-type="float" office:value="828011.069385791" calcext:value-type="float">
            <text:p>828011.0693857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0841.24005" calcext:value-type="float">
            <text:p>1442690841.24005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5.79986023902893" calcext:value-type="float">
            <text:p>5.799860239</text:p>
          </table:table-cell>
          <table:table-cell table:formula="of:=[.C16]/([.D16]-[.D15])" office:value-type="float" office:value="830068.388618847" calcext:value-type="float">
            <text:p>830068.3886188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0841.31917" calcext:value-type="float">
            <text:p>1442690841.31917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5.87897634506226" calcext:value-type="float">
            <text:p>5.8789763451</text:p>
          </table:table-cell>
          <table:table-cell table:formula="of:=[.C17]/([.D17]-[.D16])" office:value-type="float" office:value="829565.600364034" calcext:value-type="float">
            <text:p>829565.6003640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0841.39829" calcext:value-type="float">
            <text:p>1442690841.39829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5.95810461044312" calcext:value-type="float">
            <text:p>5.9581046104</text:p>
          </table:table-cell>
          <table:table-cell table:formula="of:=[.C18]/([.D18]-[.D17])" office:value-type="float" office:value="829438.124090054" calcext:value-type="float">
            <text:p>829438.124090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0841.47744" calcext:value-type="float">
            <text:p>1442690841.47744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6.03724932670593" calcext:value-type="float">
            <text:p>6.0372493267</text:p>
          </table:table-cell>
          <table:table-cell table:formula="of:=[.C19]/([.D19]-[.D18])" office:value-type="float" office:value="829265.718535834" calcext:value-type="float">
            <text:p>829265.7185358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0841.55648" calcext:value-type="float">
            <text:p>1442690841.55648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6.11629486083984" calcext:value-type="float">
            <text:p>6.1162948608</text:p>
          </table:table-cell>
          <table:table-cell table:formula="of:=[.C20]/([.D20]-[.D19])" office:value-type="float" office:value="830306.237020459" calcext:value-type="float">
            <text:p>830306.237020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0841.63577" calcext:value-type="float">
            <text:p>1442690841.63577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6.19557809829712" calcext:value-type="float">
            <text:p>6.1955780983</text:p>
          </table:table-cell>
          <table:table-cell table:formula="of:=[.C21]/([.D21]-[.D20])" office:value-type="float" office:value="827816.85139142" calcext:value-type="float">
            <text:p>827816.85139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0841.71464" calcext:value-type="float">
            <text:p>1442690841.71464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6.27444553375244" calcext:value-type="float">
            <text:p>6.2744455338</text:p>
          </table:table-cell>
          <table:table-cell table:formula="of:=[.C22]/([.D22]-[.D21])" office:value-type="float" office:value="832181.23704783" calcext:value-type="float">
            <text:p>832181.23704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0841.79378" calcext:value-type="float">
            <text:p>1442690841.7937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6.35358619689941" calcext:value-type="float">
            <text:p>6.3535861969</text:p>
          </table:table-cell>
          <table:table-cell table:formula="of:=[.C23]/([.D23]-[.D22])" office:value-type="float" office:value="829308.1886124" calcext:value-type="float">
            <text:p>829308.1886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0841.87292" calcext:value-type="float">
            <text:p>1442690841.87292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6.43273401260376" calcext:value-type="float">
            <text:p>6.4327340126</text:p>
          </table:table-cell>
          <table:table-cell table:formula="of:=[.C24]/([.D24]-[.D23])" office:value-type="float" office:value="829233.244353405" calcext:value-type="float">
            <text:p>829233.244353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0841.95218" calcext:value-type="float">
            <text:p>1442690841.95218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6.51199173927307" calcext:value-type="float">
            <text:p>6.5119917393</text:p>
          </table:table-cell>
          <table:table-cell table:formula="of:=[.C25]/([.D25]-[.D24])" office:value-type="float" office:value="828083.301882195" calcext:value-type="float">
            <text:p>828083.301882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0842.03125" calcext:value-type="float">
            <text:p>1442690842.03125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6.59105849266052" calcext:value-type="float">
            <text:p>6.5910584927</text:p>
          </table:table-cell>
          <table:table-cell table:formula="of:=[.C26]/([.D26]-[.D25])" office:value-type="float" office:value="830083.406591684" calcext:value-type="float">
            <text:p>830083.4065916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0842.1001" calcext:value-type="float">
            <text:p>1442690842.1001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6.65990591049194" calcext:value-type="float">
            <text:p>6.6599059105</text:p>
          </table:table-cell>
          <table:table-cell table:formula="of:=[.C27]/([.D27]-[.D26])" office:value-type="float" office:value="953296.464374392" calcext:value-type="float">
            <text:p>953296.464374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0842.1734" calcext:value-type="float">
            <text:p>1442690842.1734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6.73321008682251" calcext:value-type="float">
            <text:p>6.7332100868</text:p>
          </table:table-cell>
          <table:table-cell table:formula="of:=[.C28]/([.D28]-[.D27])" office:value-type="float" office:value="895337.800455344" calcext:value-type="float">
            <text:p>895337.8004553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0842.24672" calcext:value-type="float">
            <text:p>1442690842.24672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6.80652689933777" calcext:value-type="float">
            <text:p>6.8065268993</text:p>
          </table:table-cell>
          <table:table-cell table:formula="of:=[.C29]/([.D29]-[.D28])" office:value-type="float" office:value="895183.488593978" calcext:value-type="float">
            <text:p>895183.4885939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0842.32396" calcext:value-type="float">
            <text:p>1442690842.32396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6.88376665115356" calcext:value-type="float">
            <text:p>6.8837666512</text:p>
          </table:table-cell>
          <table:table-cell table:formula="of:=[.C30]/([.D30]-[.D29])" office:value-type="float" office:value="849717.903761803" calcext:value-type="float">
            <text:p>849717.9037618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0842.40126" calcext:value-type="float">
            <text:p>1442690842.40126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6.96106719970703" calcext:value-type="float">
            <text:p>6.9610671997</text:p>
          </table:table-cell>
          <table:table-cell table:formula="of:=[.C31]/([.D31]-[.D30])" office:value-type="float" office:value="849049.602210831" calcext:value-type="float">
            <text:p>849049.6022108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0842.47841" calcext:value-type="float">
            <text:p>1442690842.47841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7.03822326660156" calcext:value-type="float">
            <text:p>7.0382232666</text:p>
          </table:table-cell>
          <table:table-cell table:formula="of:=[.C32]/([.D32]-[.D31])" office:value-type="float" office:value="850639.523781272" calcext:value-type="float">
            <text:p>850639.5237812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0842.543" calcext:value-type="float">
            <text:p>1442690842.543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7.10281157493591" calcext:value-type="float">
            <text:p>7.1028115749</text:p>
          </table:table-cell>
          <table:table-cell table:formula="of:=[.C33]/([.D33]-[.D32])" office:value-type="float" office:value="1016159.14230555" calcext:value-type="float">
            <text:p>1016159.142305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0842.62032" calcext:value-type="float">
            <text:p>1442690842.62032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7.18012523651123" calcext:value-type="float">
            <text:p>7.1801252365</text:p>
          </table:table-cell>
          <table:table-cell table:formula="of:=[.C34]/([.D34]-[.D33])" office:value-type="float" office:value="848905.596536295" calcext:value-type="float">
            <text:p>848905.596536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0842.69759" calcext:value-type="float">
            <text:p>1442690842.69759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7.25739979743958" calcext:value-type="float">
            <text:p>7.2573997974</text:p>
          </table:table-cell>
          <table:table-cell table:formula="of:=[.C35]/([.D35]-[.D34])" office:value-type="float" office:value="849335.139682765" calcext:value-type="float">
            <text:p>849335.1396827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0842.76194" calcext:value-type="float">
            <text:p>1442690842.76194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7.32175230979919" calcext:value-type="float">
            <text:p>7.3217523098</text:p>
          </table:table-cell>
          <table:table-cell table:formula="of:=[.C36]/([.D36]-[.D35])" office:value-type="float" office:value="1019882.48156079" calcext:value-type="float">
            <text:p>1019882.48156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0842.83967" calcext:value-type="float">
            <text:p>1442690842.83967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7.39947938919067" calcext:value-type="float">
            <text:p>7.3994793892</text:p>
          </table:table-cell>
          <table:table-cell table:formula="of:=[.C37]/([.D37]-[.D36])" office:value-type="float" office:value="844390.404397398" calcext:value-type="float">
            <text:p>844390.4043973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0842.9168" calcext:value-type="float">
            <text:p>1442690842.9168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7.47660517692566" calcext:value-type="float">
            <text:p>7.4766051769</text:p>
          </table:table-cell>
          <table:table-cell table:formula="of:=[.C38]/([.D38]-[.D37])" office:value-type="float" office:value="850973.480173978" calcext:value-type="float">
            <text:p>850973.4801739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0842.98113" calcext:value-type="float">
            <text:p>1442690842.98113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7.54094457626343" calcext:value-type="float">
            <text:p>7.5409445763</text:p>
          </table:table-cell>
          <table:table-cell table:formula="of:=[.C39]/([.D39]-[.D38])" office:value-type="float" office:value="1020090.34394999" calcext:value-type="float">
            <text:p>1020090.34394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0843.05678" calcext:value-type="float">
            <text:p>1442690843.05678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7.61658620834351" calcext:value-type="float">
            <text:p>7.6165862083</text:p>
          </table:table-cell>
          <table:table-cell table:formula="of:=[.C40]/([.D40]-[.D39])" office:value-type="float" office:value="867670.331736346" calcext:value-type="float">
            <text:p>867670.3317363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0843.12946" calcext:value-type="float">
            <text:p>1442690843.12946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7.68926811218262" calcext:value-type="float">
            <text:p>7.6892681122</text:p>
          </table:table-cell>
          <table:table-cell table:formula="of:=[.C41]/([.D41]-[.D40])" office:value-type="float" office:value="903003.313524684" calcext:value-type="float">
            <text:p>903003.3135246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0843.19006" calcext:value-type="float">
            <text:p>1442690843.1900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7.74986934661865" calcext:value-type="float">
            <text:p>7.7498693466</text:p>
          </table:table-cell>
          <table:table-cell table:formula="of:=[.C42]/([.D42]-[.D41])" office:value-type="float" office:value="1083014.24237942" calcext:value-type="float">
            <text:p>1083014.24237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0843.26272" calcext:value-type="float">
            <text:p>1442690843.26272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7.82252931594849" calcext:value-type="float">
            <text:p>7.8225293159</text:p>
          </table:table-cell>
          <table:table-cell table:formula="of:=[.C43]/([.D43]-[.D42])" office:value-type="float" office:value="903275.911142612" calcext:value-type="float">
            <text:p>903275.91114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0843.3354" calcext:value-type="float">
            <text:p>1442690843.3354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7.8952100276947" calcext:value-type="float">
            <text:p>7.8952100277</text:p>
          </table:table-cell>
          <table:table-cell table:formula="of:=[.C44]/([.D44]-[.D43])" office:value-type="float" office:value="903018.124384523" calcext:value-type="float">
            <text:p>903018.1243845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0843.39594" calcext:value-type="float">
            <text:p>1442690843.39594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7.95574498176575" calcext:value-type="float">
            <text:p>7.9557449818</text:p>
          </table:table-cell>
          <table:table-cell table:formula="of:=[.C45]/([.D45]-[.D44])" office:value-type="float" office:value="1084200.04619105" calcext:value-type="float">
            <text:p>1084200.046191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0843.46851" calcext:value-type="float">
            <text:p>1442690843.46851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8.02831816673279" calcext:value-type="float">
            <text:p>8.0283181667</text:p>
          </table:table-cell>
          <table:table-cell table:formula="of:=[.C46]/([.D46]-[.D45])" office:value-type="float" office:value="904356.065257528" calcext:value-type="float">
            <text:p>904356.0652575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0843.54126" calcext:value-type="float">
            <text:p>1442690843.54126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8.10107040405273" calcext:value-type="float">
            <text:p>8.1010704041</text:p>
          </table:table-cell>
          <table:table-cell table:formula="of:=[.C47]/([.D47]-[.D46])" office:value-type="float" office:value="902130.331901227" calcext:value-type="float">
            <text:p>902130.3319012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0843.60193" calcext:value-type="float">
            <text:p>1442690843.60193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8.1617374420166" calcext:value-type="float">
            <text:p>8.161737442</text:p>
          </table:table-cell>
          <table:table-cell table:formula="of:=[.C48]/([.D48]-[.D47])" office:value-type="float" office:value="1081839.53268149" calcext:value-type="float">
            <text:p>1081839.532681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0843.67448" calcext:value-type="float">
            <text:p>1442690843.67448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8.23429489135742" calcext:value-type="float">
            <text:p>8.2342948914</text:p>
          </table:table-cell>
          <table:table-cell table:formula="of:=[.C49]/([.D49]-[.D48])" office:value-type="float" office:value="904552.194106359" calcext:value-type="float">
            <text:p>904552.1941063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0843.74716" calcext:value-type="float">
            <text:p>1442690843.74716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8.30696940422058" calcext:value-type="float">
            <text:p>8.3069694042</text:p>
          </table:table-cell>
          <table:table-cell table:formula="of:=[.C50]/([.D50]-[.D49])" office:value-type="float" office:value="903095.148688238" calcext:value-type="float">
            <text:p>903095.148688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0843.80772" calcext:value-type="float">
            <text:p>1442690843.80772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8.3675332069397" calcext:value-type="float">
            <text:p>8.3675332069</text:p>
          </table:table-cell>
          <table:table-cell table:formula="of:=[.C51]/([.D51]-[.D50])" office:value-type="float" office:value="1083683.60395712" calcext:value-type="float">
            <text:p>1083683.603957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0843.88035" calcext:value-type="float">
            <text:p>1442690843.88035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8.44016003608704" calcext:value-type="float">
            <text:p>8.4401600361</text:p>
          </table:table-cell>
          <table:table-cell table:formula="of:=[.C52]/([.D52]-[.D51])" office:value-type="float" office:value="903688.082910127" calcext:value-type="float">
            <text:p>903688.082910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0843.95303" calcext:value-type="float">
            <text:p>1442690843.9530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8.51284408569336" calcext:value-type="float">
            <text:p>8.5128440857</text:p>
          </table:table-cell>
          <table:table-cell table:formula="of:=[.C53]/([.D53]-[.D52])" office:value-type="float" office:value="902976.655201257" calcext:value-type="float">
            <text:p>902976.6552012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0844.01364" calcext:value-type="float">
            <text:p>1442690844.01364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8.57345414161682" calcext:value-type="float">
            <text:p>8.5734541416</text:p>
          </table:table-cell>
          <table:table-cell table:formula="of:=[.C54]/([.D54]-[.D53])" office:value-type="float" office:value="1082856.61512802" calcext:value-type="float">
            <text:p>1082856.615128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0844.09157" calcext:value-type="float">
            <text:p>1442690844.09157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8.65137815475464" calcext:value-type="float">
            <text:p>8.6513781548</text:p>
          </table:table-cell>
          <table:table-cell table:formula="of:=[.C55]/([.D55]-[.D54])" office:value-type="float" office:value="842256.415668973" calcext:value-type="float">
            <text:p>842256.4156689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0844.17236" calcext:value-type="float">
            <text:p>1442690844.17236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8.73217225074768" calcext:value-type="float">
            <text:p>8.7321722507</text:p>
          </table:table-cell>
          <table:table-cell table:formula="of:=[.C56]/([.D56]-[.D55])" office:value-type="float" office:value="812336.584663962" calcext:value-type="float">
            <text:p>812336.5846639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0844.23967" calcext:value-type="float">
            <text:p>1442690844.23967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8.79947710037231" calcext:value-type="float">
            <text:p>8.7994771004</text:p>
          </table:table-cell>
          <table:table-cell table:formula="of:=[.C57]/([.D57]-[.D56])" office:value-type="float" office:value="975145.184426331" calcext:value-type="float">
            <text:p>975145.1844263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0844.32032" calcext:value-type="float">
            <text:p>1442690844.32032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8.88013029098511" calcext:value-type="float">
            <text:p>8.880130291</text:p>
          </table:table-cell>
          <table:table-cell table:formula="of:=[.C58]/([.D58]-[.D57])" office:value-type="float" office:value="813755.77954618" calcext:value-type="float">
            <text:p>813755.779546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0844.40105" calcext:value-type="float">
            <text:p>1442690844.40105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8.960862159729" calcext:value-type="float">
            <text:p>8.9608621597</text:p>
          </table:table-cell>
          <table:table-cell table:formula="of:=[.C59]/([.D59]-[.D58])" office:value-type="float" office:value="812962.724896195" calcext:value-type="float">
            <text:p>812962.724896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0844.46827" calcext:value-type="float">
            <text:p>1442690844.46827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9.02807950973511" calcext:value-type="float">
            <text:p>9.0280795097</text:p>
          </table:table-cell>
          <table:table-cell table:formula="of:=[.C60]/([.D60]-[.D59])" office:value-type="float" office:value="976414.571446813" calcext:value-type="float">
            <text:p>976414.5714468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0844.54905" calcext:value-type="float">
            <text:p>1442690844.54905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9.10885572433472" calcext:value-type="float">
            <text:p>9.1088557243</text:p>
          </table:table-cell>
          <table:table-cell table:formula="of:=[.C61]/([.D61]-[.D60])" office:value-type="float" office:value="812516.411239669" calcext:value-type="float">
            <text:p>812516.4112396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0844.62993" calcext:value-type="float">
            <text:p>1442690844.62993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9.18973636627197" calcext:value-type="float">
            <text:p>9.1897363663</text:p>
          </table:table-cell>
          <table:table-cell table:formula="of:=[.C62]/([.D62]-[.D61])" office:value-type="float" office:value="811467.347785331" calcext:value-type="float">
            <text:p>811467.3477853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0844.69713" calcext:value-type="float">
            <text:p>1442690844.69713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9.25693941116333" calcext:value-type="float">
            <text:p>9.2569394112</text:p>
          </table:table-cell>
          <table:table-cell table:formula="of:=[.C63]/([.D63]-[.D62])" office:value-type="float" office:value="976622.415042396" calcext:value-type="float">
            <text:p>976622.4150423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0844.77787" calcext:value-type="float">
            <text:p>1442690844.77787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9.33768033981323" calcext:value-type="float">
            <text:p>9.3376803398</text:p>
          </table:table-cell>
          <table:table-cell table:formula="of:=[.C64]/([.D64]-[.D63])" office:value-type="float" office:value="812871.502687124" calcext:value-type="float">
            <text:p>812871.502687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0844.85862" calcext:value-type="float">
            <text:p>1442690844.85862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9.41843223571777" calcext:value-type="float">
            <text:p>9.4184322357</text:p>
          </table:table-cell>
          <table:table-cell table:formula="of:=[.C65]/([.D65]-[.D64])" office:value-type="float" office:value="812761.103189272" calcext:value-type="float">
            <text:p>812761.1031892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0844.92586" calcext:value-type="float">
            <text:p>1442690844.92586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9.48566818237305" calcext:value-type="float">
            <text:p>9.4856681824</text:p>
          </table:table-cell>
          <table:table-cell table:formula="of:=[.C66]/([.D66]-[.D65])" office:value-type="float" office:value="976144.50699271" calcext:value-type="float">
            <text:p>976144.506992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90845.00663" calcext:value-type="float">
            <text:p>1442690845.00663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9.56643772125244" calcext:value-type="float">
            <text:p>9.5664377213</text:p>
          </table:table-cell>
          <table:table-cell table:formula="of:=[.C67]/([.D67]-[.D66])" office:value-type="float" office:value="812583.566906356" calcext:value-type="float">
            <text:p>812583.5669063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90845.0776" calcext:value-type="float">
            <text:p>1442690845.0776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9.63741302490234" calcext:value-type="float">
            <text:p>9.6374130249</text:p>
          </table:table-cell>
          <table:table-cell table:formula="of:=[.C68]/([.D68]-[.D67])" office:value-type="float" office:value="924716.015640326" calcext:value-type="float">
            <text:p>924716.0156403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90845.13247" calcext:value-type="float">
            <text:p>1442690845.13247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9.69227862358093" calcext:value-type="float">
            <text:p>9.6922786236</text:p>
          </table:table-cell>
          <table:table-cell table:formula="of:=[.C69]/([.D69]-[.D68])" office:value-type="float" office:value="1196232.27633918" calcext:value-type="float">
            <text:p>1196232.276339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90845.19856" calcext:value-type="float">
            <text:p>1442690845.19856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9.75837063789368" calcext:value-type="float">
            <text:p>9.7583706379</text:p>
          </table:table-cell>
          <table:table-cell table:formula="of:=[.C70]/([.D70]-[.D69])" office:value-type="float" office:value="993039.789791133" calcext:value-type="float">
            <text:p>993039.7897911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90845.26462" calcext:value-type="float">
            <text:p>1442690845.26462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9.82443237304688" calcext:value-type="float">
            <text:p>9.824432373</text:p>
          </table:table-cell>
          <table:table-cell table:formula="of:=[.C71]/([.D71]-[.D70])" office:value-type="float" office:value="993494.946019785" calcext:value-type="float">
            <text:p>993494.9460197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90845.31975" calcext:value-type="float">
            <text:p>1442690845.31975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9.87955832481384" calcext:value-type="float">
            <text:p>9.8795583248</text:p>
          </table:table-cell>
          <table:table-cell table:formula="of:=[.C72]/([.D72]-[.D71])" office:value-type="float" office:value="1190582.61846334" calcext:value-type="float">
            <text:p>1190582.618463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90845.38582" calcext:value-type="float">
            <text:p>1442690845.3858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9.94563245773315" calcext:value-type="float">
            <text:p>9.9456324577</text:p>
          </table:table-cell>
          <table:table-cell table:formula="of:=[.C73]/([.D73]-[.D72])" office:value-type="float" office:value="993308.532404785" calcext:value-type="float">
            <text:p>993308.5324047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90845.45187" calcext:value-type="float">
            <text:p>1442690845.4518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0.0116806030273" calcext:value-type="float">
            <text:p>10.011680603</text:p>
          </table:table-cell>
          <table:table-cell table:formula="of:=[.C74]/([.D74]-[.D73])" office:value-type="float" office:value="993699.364420668" calcext:value-type="float">
            <text:p>993699.3644206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90845.50678" calcext:value-type="float">
            <text:p>1442690845.50678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0.0665855407715" calcext:value-type="float">
            <text:p>10.0665855408</text:p>
          </table:table-cell>
          <table:table-cell table:formula="of:=[.C75]/([.D75]-[.D74])" office:value-type="float" office:value="1195375.18293615" calcext:value-type="float">
            <text:p>1195375.182936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90845.57292" calcext:value-type="float">
            <text:p>1442690845.57292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0.1327269077301" calcext:value-type="float">
            <text:p>10.1327269077</text:p>
          </table:table-cell>
          <table:table-cell table:formula="of:=[.C76]/([.D76]-[.D75])" office:value-type="float" office:value="992298.814160632" calcext:value-type="float">
            <text:p>992298.8141606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90845.639" calcext:value-type="float">
            <text:p>1442690845.639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0.1988110542297" calcext:value-type="float">
            <text:p>10.1988110542</text:p>
          </table:table-cell>
          <table:table-cell table:formula="of:=[.C77]/([.D77]-[.D76])" office:value-type="float" office:value="993158.018623479" calcext:value-type="float">
            <text:p>993158.0186234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90845.69405" calcext:value-type="float">
            <text:p>1442690845.69405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0.2538621425629" calcext:value-type="float">
            <text:p>10.2538621426</text:p>
          </table:table-cell>
          <table:table-cell table:formula="of:=[.C78]/([.D78]-[.D77])" office:value-type="float" office:value="1192201.68006202" calcext:value-type="float">
            <text:p>1192201.680062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90845.76006" calcext:value-type="float">
            <text:p>1442690845.76006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0.3198690414429" calcext:value-type="float">
            <text:p>10.3198690414</text:p>
          </table:table-cell>
          <table:table-cell table:formula="of:=[.C79]/([.D79]-[.D78])" office:value-type="float" office:value="994320.307628958" calcext:value-type="float">
            <text:p>994320.3076289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90845.82613" calcext:value-type="float">
            <text:p>1442690845.8261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0.3859434127808" calcext:value-type="float">
            <text:p>10.3859434128</text:p>
          </table:table-cell>
          <table:table-cell table:formula="of:=[.C80]/([.D80]-[.D79])" office:value-type="float" office:value="993304.948213152" calcext:value-type="float">
            <text:p>993304.9482131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90845.88128" calcext:value-type="float">
            <text:p>1442690845.88128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0.4410936832428" calcext:value-type="float">
            <text:p>10.4410936832</text:p>
          </table:table-cell>
          <table:table-cell table:formula="of:=[.C81]/([.D81]-[.D80])" office:value-type="float" office:value="1190057.62710047" calcext:value-type="float">
            <text:p>1190057.627100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90845.94727" calcext:value-type="float">
            <text:p>1442690845.94727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0.5070767402649" calcext:value-type="float">
            <text:p>10.5070767403</text:p>
          </table:table-cell>
          <table:table-cell table:formula="of:=[.C82]/([.D82]-[.D81])" office:value-type="float" office:value="994679.588398319" calcext:value-type="float">
            <text:p>994679.5883983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90846.01348" calcext:value-type="float">
            <text:p>1442690846.0134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0.573290348053" calcext:value-type="float">
            <text:p>10.5732903481</text:p>
          </table:table-cell>
          <table:table-cell table:formula="of:=[.C83]/([.D83]-[.D82])" office:value-type="float" office:value="991216.189428201" calcext:value-type="float">
            <text:p>991216.1894282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90846.0757" calcext:value-type="float">
            <text:p>1442690846.0757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0.6355056762695" calcext:value-type="float">
            <text:p>10.6355056763</text:p>
          </table:table-cell>
          <table:table-cell table:formula="of:=[.C84]/([.D84]-[.D83])" office:value-type="float" office:value="1054916.88111899" calcext:value-type="float">
            <text:p>1054916.881118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90846.15634" calcext:value-type="float">
            <text:p>1442690846.15634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0.7161464691162" calcext:value-type="float">
            <text:p>10.7161464691</text:p>
          </table:table-cell>
          <table:table-cell table:formula="of:=[.C85]/([.D85]-[.D84])" office:value-type="float" office:value="813880.88687055" calcext:value-type="float">
            <text:p>813880.886870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90846.23718" calcext:value-type="float">
            <text:p>1442690846.23718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0.7969899177551" calcext:value-type="float">
            <text:p>10.7969899178</text:p>
          </table:table-cell>
          <table:table-cell table:formula="of:=[.C86]/([.D86]-[.D85])" office:value-type="float" office:value="811840.676084251" calcext:value-type="float">
            <text:p>811840.6760842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90846.30438" calcext:value-type="float">
            <text:p>1442690846.30438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0.8641927242279" calcext:value-type="float">
            <text:p>10.8641927242</text:p>
          </table:table-cell>
          <table:table-cell table:formula="of:=[.C87]/([.D87]-[.D86])" office:value-type="float" office:value="976625.879851988" calcext:value-type="float">
            <text:p>976625.8798519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90846.38511" calcext:value-type="float">
            <text:p>1442690846.38511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0.9449174404144" calcext:value-type="float">
            <text:p>10.9449174404</text:p>
          </table:table-cell>
          <table:table-cell table:formula="of:=[.C88]/([.D88]-[.D87])" office:value-type="float" office:value="813034.756893415" calcext:value-type="float">
            <text:p>813034.7568934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90846.46584" calcext:value-type="float">
            <text:p>1442690846.4658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1.0256538391113" calcext:value-type="float">
            <text:p>11.0256538391</text:p>
          </table:table-cell>
          <table:table-cell table:formula="of:=[.C89]/([.D89]-[.D88])" office:value-type="float" office:value="812917.111232514" calcext:value-type="float">
            <text:p>812917.111232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90846.53318" calcext:value-type="float">
            <text:p>1442690846.5331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1.092987537384" calcext:value-type="float">
            <text:p>11.0929875374</text:p>
          </table:table-cell>
          <table:table-cell table:formula="of:=[.C90]/([.D90]-[.D89])" office:value-type="float" office:value="974727.390350473" calcext:value-type="float">
            <text:p>974727.3903504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90846.61402" calcext:value-type="float">
            <text:p>1442690846.61402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1.1738293170929" calcext:value-type="float">
            <text:p>11.1738293171</text:p>
          </table:table-cell>
          <table:table-cell table:formula="of:=[.C91]/([.D91]-[.D90])" office:value-type="float" office:value="811857.436048072" calcext:value-type="float">
            <text:p>811857.4360480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90846.69472" calcext:value-type="float">
            <text:p>1442690846.6947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1.2545309066772" calcext:value-type="float">
            <text:p>11.2545309067</text:p>
          </table:table-cell>
          <table:table-cell table:formula="of:=[.C92]/([.D92]-[.D91])" office:value-type="float" office:value="813267.74773625" calcext:value-type="float">
            <text:p>813267.74773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90846.76197" calcext:value-type="float">
            <text:p>1442690846.76197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1.321781873703" calcext:value-type="float">
            <text:p>11.3217818737</text:p>
          </table:table-cell>
          <table:table-cell table:formula="of:=[.C93]/([.D93]-[.D92])" office:value-type="float" office:value="975926.487047587" calcext:value-type="float">
            <text:p>975926.4870475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90846.84263" calcext:value-type="float">
            <text:p>1442690846.84263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1.4024395942688" calcext:value-type="float">
            <text:p>11.4024395943</text:p>
          </table:table-cell>
          <table:table-cell table:formula="of:=[.C94]/([.D94]-[.D93])" office:value-type="float" office:value="813710.076848269" calcext:value-type="float">
            <text:p>813710.0768482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90846.92352" calcext:value-type="float">
            <text:p>1442690846.92352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1.4833347797394" calcext:value-type="float">
            <text:p>11.4833347797</text:p>
          </table:table-cell>
          <table:table-cell table:formula="of:=[.C95]/([.D95]-[.D94])" office:value-type="float" office:value="811321.460210611" calcext:value-type="float">
            <text:p>811321.4602106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90846.99064" calcext:value-type="float">
            <text:p>1442690846.99064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1.5504515171051" calcext:value-type="float">
            <text:p>11.5504515171</text:p>
          </table:table-cell>
          <table:table-cell table:formula="of:=[.C96]/([.D96]-[.D95])" office:value-type="float" office:value="977878.284553192" calcext:value-type="float">
            <text:p>977878.2845531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90850.01354" calcext:value-type="float">
            <text:p>1442690850.01354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4.5733501911163" calcext:value-type="float">
            <text:p>14.5733501911</text:p>
          </table:table-cell>
          <table:table-cell table:formula="of:=[.C97]/([.D97]-[.D96])" office:value-type="float" office:value="21711.6109660764" calcext:value-type="float">
            <text:p>21711.61096607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90850.04109" calcext:value-type="float">
            <text:p>1442690850.0410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4.6009027957916" calcext:value-type="float">
            <text:p>14.6009027958</text:p>
          </table:table-cell>
          <table:table-cell table:formula="of:=[.C98]/([.D98]-[.D97])" office:value-type="float" office:value="2382061.54276418" calcext:value-type="float">
            <text:p>2382061.542764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90850.06859" calcext:value-type="float">
            <text:p>1442690850.06859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4.6283988952637" calcext:value-type="float">
            <text:p>14.6283988953</text:p>
          </table:table-cell>
          <table:table-cell table:formula="of:=[.C99]/([.D99]-[.D98])" office:value-type="float" office:value="2386956.74150893" calcext:value-type="float">
            <text:p>2386956.741508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90850.09609" calcext:value-type="float">
            <text:p>1442690850.09609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4.6559047698975" calcext:value-type="float">
            <text:p>14.6559047699</text:p>
          </table:table-cell>
          <table:table-cell table:formula="of:=[.C100]/([.D100]-[.D99])" office:value-type="float" office:value="2386108.45406005" calcext:value-type="float">
            <text:p>2386108.454060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90850.1236" calcext:value-type="float">
            <text:p>1442690850.1236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4.6834111213684" calcext:value-type="float">
            <text:p>14.6834111214</text:p>
          </table:table-cell>
          <table:table-cell table:formula="of:=[.C101]/([.D101]-[.D100])" office:value-type="float" office:value="2386067.08960735" calcext:value-type="float">
            <text:p>2386067.089607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90850.1511" calcext:value-type="float">
            <text:p>1442690850.1511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4.7109129428864" calcext:value-type="float">
            <text:p>14.7109129429</text:p>
          </table:table-cell>
          <table:table-cell table:formula="of:=[.C102]/([.D102]-[.D101])" office:value-type="float" office:value="2386460.10982133" calcext:value-type="float">
            <text:p>2386460.10982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90850.17861" calcext:value-type="float">
            <text:p>1442690850.17861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4.7384166717529" calcext:value-type="float">
            <text:p>14.7384166718</text:p>
          </table:table-cell>
          <table:table-cell table:formula="of:=[.C103]/([.D103]-[.D102])" office:value-type="float" office:value="2386294.6118465" calcext:value-type="float">
            <text:p>2386294.61184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90850.2061" calcext:value-type="float">
            <text:p>1442690850.2061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4.7659146785736" calcext:value-type="float">
            <text:p>14.7659146786</text:p>
          </table:table-cell>
          <table:table-cell table:formula="of:=[.C104]/([.D104]-[.D103])" office:value-type="float" office:value="2386791.17464777" calcext:value-type="float">
            <text:p>2386791.174647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90860.10578" calcext:value-type="float">
            <text:p>1442690860.10578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4.6655883789062" calcext:value-type="float">
            <text:p>24.6655883789</text:p>
          </table:table-cell>
          <table:table-cell table:formula="of:=[.C105]/([.D105]-[.D104])" office:value-type="float" office:value="6629.71346194922" calcext:value-type="float">
            <text:p>6629.71346194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90860.18803" calcext:value-type="float">
            <text:p>1442690860.18803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4.7478363513947" calcext:value-type="float">
            <text:p>24.7478363514</text:p>
          </table:table-cell>
          <table:table-cell table:formula="of:=[.C106]/([.D106]-[.D105])" office:value-type="float" office:value="797977.117420784" calcext:value-type="float">
            <text:p>797977.1174207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90860.27053" calcext:value-type="float">
            <text:p>1442690860.27053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4.8303365707397" calcext:value-type="float">
            <text:p>24.8303365707</text:p>
          </table:table-cell>
          <table:table-cell table:formula="of:=[.C107]/([.D107]-[.D106])" office:value-type="float" office:value="795537.27882184" calcext:value-type="float">
            <text:p>795537.27882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90860.35293" calcext:value-type="float">
            <text:p>1442690860.35293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4.9127414226532" calcext:value-type="float">
            <text:p>24.9127414227</text:p>
          </table:table-cell>
          <table:table-cell table:formula="of:=[.C108]/([.D108]-[.D107])" office:value-type="float" office:value="796457.956977239" calcext:value-type="float">
            <text:p>796457.9569772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90860.43509" calcext:value-type="float">
            <text:p>1442690860.43509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4.9948954582214" calcext:value-type="float">
            <text:p>24.9948954582</text:p>
          </table:table-cell>
          <table:table-cell table:formula="of:=[.C109]/([.D109]-[.D108])" office:value-type="float" office:value="798889.543843357" calcext:value-type="float">
            <text:p>798889.5438433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90860.51739" calcext:value-type="float">
            <text:p>1442690860.51739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5.0772030353546" calcext:value-type="float">
            <text:p>25.0772030354</text:p>
          </table:table-cell>
          <table:table-cell table:formula="of:=[.C110]/([.D110]-[.D109])" office:value-type="float" office:value="797399.246655061" calcext:value-type="float">
            <text:p>797399.2466550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90860.59977" calcext:value-type="float">
            <text:p>1442690860.59977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5.1595818996429" calcext:value-type="float">
            <text:p>25.1595818996</text:p>
          </table:table-cell>
          <table:table-cell table:formula="of:=[.C111]/([.D111]-[.D110])" office:value-type="float" office:value="796709.211361361" calcext:value-type="float">
            <text:p>796709.2113613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90860.68206" calcext:value-type="float">
            <text:p>1442690860.68206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5.2418651580811" calcext:value-type="float">
            <text:p>25.2418651581</text:p>
          </table:table-cell>
          <table:table-cell table:formula="of:=[.C112]/([.D112]-[.D111])" office:value-type="float" office:value="797634.916820477" calcext:value-type="float">
            <text:p>797634.9168204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90860.76443" calcext:value-type="float">
            <text:p>1442690860.76443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5.3242447376251" calcext:value-type="float">
            <text:p>25.3242447376</text:p>
          </table:table-cell>
          <table:table-cell table:formula="of:=[.C113]/([.D113]-[.D112])" office:value-type="float" office:value="796702.293981622" calcext:value-type="float">
            <text:p>796702.2939816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90860.84698" calcext:value-type="float">
            <text:p>1442690860.84698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5.4067869186401" calcext:value-type="float">
            <text:p>25.4067869186</text:p>
          </table:table-cell>
          <table:table-cell table:formula="of:=[.C114]/([.D114]-[.D113])" office:value-type="float" office:value="795132.854413689" calcext:value-type="float">
            <text:p>795132.8544136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90860.92949" calcext:value-type="float">
            <text:p>1442690860.92949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5.4892961978912" calcext:value-type="float">
            <text:p>25.4892961979</text:p>
          </table:table-cell>
          <table:table-cell table:formula="of:=[.C115]/([.D115]-[.D114])" office:value-type="float" office:value="795449.925095862" calcext:value-type="float">
            <text:p>795449.9250958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90861.01202" calcext:value-type="float">
            <text:p>1442690861.01202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5.571831703186" calcext:value-type="float">
            <text:p>25.5718317032</text:p>
          </table:table-cell>
          <table:table-cell table:formula="of:=[.C116]/([.D116]-[.D115])" office:value-type="float" office:value="795197.167153409" calcext:value-type="float">
            <text:p>795197.1671534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90861.09663" calcext:value-type="float">
            <text:p>1442690861.09663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5.6564364433289" calcext:value-type="float">
            <text:p>25.6564364433</text:p>
          </table:table-cell>
          <table:table-cell table:formula="of:=[.C117]/([.D117]-[.D116])" office:value-type="float" office:value="775748.496942439" calcext:value-type="float">
            <text:p>775748.4969424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90861.17572" calcext:value-type="float">
            <text:p>1442690861.17572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5.7355341911316" calcext:value-type="float">
            <text:p>25.7355341911</text:p>
          </table:table-cell>
          <table:table-cell table:formula="of:=[.C118]/([.D118]-[.D117])" office:value-type="float" office:value="829758.138799132" calcext:value-type="float">
            <text:p>829758.1387991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90861.25493" calcext:value-type="float">
            <text:p>1442690861.25493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5.8147399425507" calcext:value-type="float">
            <text:p>25.8147399426</text:p>
          </table:table-cell>
          <table:table-cell table:formula="of:=[.C119]/([.D119]-[.D118])" office:value-type="float" office:value="828626.694704903" calcext:value-type="float">
            <text:p>828626.6947049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90861.33389" calcext:value-type="float">
            <text:p>1442690861.33389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5.8937039375305" calcext:value-type="float">
            <text:p>25.8937039375</text:p>
          </table:table-cell>
          <table:table-cell table:formula="of:=[.C120]/([.D120]-[.D119])" office:value-type="float" office:value="831163.621049581" calcext:value-type="float">
            <text:p>831163.6210495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90861.41313" calcext:value-type="float">
            <text:p>1442690861.41313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5.9729378223419" calcext:value-type="float">
            <text:p>25.9729378223</text:p>
          </table:table-cell>
          <table:table-cell table:formula="of:=[.C121]/([.D121]-[.D120])" office:value-type="float" office:value="828332.476139752" calcext:value-type="float">
            <text:p>828332.4761397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90861.49228" calcext:value-type="float">
            <text:p>1442690861.49228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6.052090883255" calcext:value-type="float">
            <text:p>26.0520908833</text:p>
          </table:table-cell>
          <table:table-cell table:formula="of:=[.C122]/([.D122]-[.D121])" office:value-type="float" office:value="829178.293838406" calcext:value-type="float">
            <text:p>829178.2938384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90861.5714" calcext:value-type="float">
            <text:p>1442690861.5714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6.1312129497528" calcext:value-type="float">
            <text:p>26.1312129498</text:p>
          </table:table-cell>
          <table:table-cell table:formula="of:=[.C123]/([.D123]-[.D122])" office:value-type="float" office:value="829503.107098734" calcext:value-type="float">
            <text:p>829503.1070987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90861.65045" calcext:value-type="float">
            <text:p>1442690861.65045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6.210259437561" calcext:value-type="float">
            <text:p>26.2102594376</text:p>
          </table:table-cell>
          <table:table-cell table:formula="of:=[.C124]/([.D124]-[.D123])" office:value-type="float" office:value="830296.219602166" calcext:value-type="float">
            <text:p>830296.219602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90861.7295" calcext:value-type="float">
            <text:p>1442690861.7295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6.2893064022064" calcext:value-type="float">
            <text:p>26.2893064022</text:p>
          </table:table-cell>
          <table:table-cell table:formula="of:=[.C125]/([.D125]-[.D124])" office:value-type="float" office:value="830291.210983662" calcext:value-type="float">
            <text:p>830291.2109836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90861.8088" calcext:value-type="float">
            <text:p>1442690861.8088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6.3686144351959" calcext:value-type="float">
            <text:p>26.3686144352</text:p>
          </table:table-cell>
          <table:table-cell table:formula="of:=[.C126]/([.D126]-[.D125])" office:value-type="float" office:value="827558.035750146" calcext:value-type="float">
            <text:p>827558.0357501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90861.88779" calcext:value-type="float">
            <text:p>1442690861.88779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6.4476044178009" calcext:value-type="float">
            <text:p>26.4476044178</text:p>
          </table:table-cell>
          <table:table-cell table:formula="of:=[.C127]/([.D127]-[.D126])" office:value-type="float" office:value="830890.169051155" calcext:value-type="float">
            <text:p>830890.1690511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90861.96687" calcext:value-type="float">
            <text:p>1442690861.96687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6.5266819000244" calcext:value-type="float">
            <text:p>26.5266819</text:p>
          </table:table-cell>
          <table:table-cell table:formula="of:=[.C128]/([.D128]-[.D127])" office:value-type="float" office:value="829970.785039572" calcext:value-type="float">
            <text:p>829970.7850395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90862.04524" calcext:value-type="float">
            <text:p>1442690862.04524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6.6050503253937" calcext:value-type="float">
            <text:p>26.6050503254</text:p>
          </table:table-cell>
          <table:table-cell table:formula="of:=[.C129]/([.D129]-[.D128])" office:value-type="float" office:value="837480.14191621" calcext:value-type="float">
            <text:p>837480.141916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90862.11842" calcext:value-type="float">
            <text:p>1442690862.1184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6.6782326698303" calcext:value-type="float">
            <text:p>26.6782326698</text:p>
          </table:table-cell>
          <table:table-cell table:formula="of:=[.C130]/([.D130]-[.D129])" office:value-type="float" office:value="896828.333462562" calcext:value-type="float">
            <text:p>896828.3334625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90862.1918" calcext:value-type="float">
            <text:p>1442690862.1918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6.7516131401062" calcext:value-type="float">
            <text:p>26.7516131401</text:p>
          </table:table-cell>
          <table:table-cell table:formula="of:=[.C131]/([.D131]-[.D130])" office:value-type="float" office:value="894406.914445383" calcext:value-type="float">
            <text:p>894406.9144453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90862.26893" calcext:value-type="float">
            <text:p>1442690862.26893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6.8287355899811" calcext:value-type="float">
            <text:p>26.82873559</text:p>
          </table:table-cell>
          <table:table-cell table:formula="of:=[.C132]/([.D132]-[.D131])" office:value-type="float" office:value="851010.310311461" calcext:value-type="float">
            <text:p>851010.3103114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90862.34626" calcext:value-type="float">
            <text:p>1442690862.34626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6.9060707092285" calcext:value-type="float">
            <text:p>26.9060707092</text:p>
          </table:table-cell>
          <table:table-cell table:formula="of:=[.C133]/([.D133]-[.D132])" office:value-type="float" office:value="848670.056226435" calcext:value-type="float">
            <text:p>848670.0562264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90862.4237" calcext:value-type="float">
            <text:p>1442690862.4237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6.9835114479065" calcext:value-type="float">
            <text:p>26.9835114479</text:p>
          </table:table-cell>
          <table:table-cell table:formula="of:=[.C134]/([.D134]-[.D133])" office:value-type="float" office:value="847512.57697731" calcext:value-type="float">
            <text:p>847512.576977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90862.488" calcext:value-type="float">
            <text:p>1442690862.488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7.0478143692017" calcext:value-type="float">
            <text:p>27.0478143692</text:p>
          </table:table-cell>
          <table:table-cell table:formula="of:=[.C135]/([.D135]-[.D134])" office:value-type="float" office:value="1020669.02526455" calcext:value-type="float">
            <text:p>1020669.025264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90862.56531" calcext:value-type="float">
            <text:p>1442690862.5653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7.1251215934753" calcext:value-type="float">
            <text:p>27.1251215935</text:p>
          </table:table-cell>
          <table:table-cell table:formula="of:=[.C136]/([.D136]-[.D135])" office:value-type="float" office:value="848976.284126446" calcext:value-type="float">
            <text:p>848976.2841264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90862.64266" calcext:value-type="float">
            <text:p>1442690862.64266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7.2024714946747" calcext:value-type="float">
            <text:p>27.2024714947</text:p>
          </table:table-cell>
          <table:table-cell table:formula="of:=[.C137]/([.D137]-[.D136])" office:value-type="float" office:value="848507.871145921" calcext:value-type="float">
            <text:p>848507.8711459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90862.70717" calcext:value-type="float">
            <text:p>1442690862.70717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7.2669789791107" calcext:value-type="float">
            <text:p>27.2669789791</text:p>
          </table:table-cell>
          <table:table-cell table:formula="of:=[.C138]/([.D138]-[.D137])" office:value-type="float" office:value="1017432.32702059" calcext:value-type="float">
            <text:p>1017432.327020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90862.7844" calcext:value-type="float">
            <text:p>1442690862.7844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7.3442130088806" calcext:value-type="float">
            <text:p>27.3442130089</text:p>
          </table:table-cell>
          <table:table-cell table:formula="of:=[.C139]/([.D139]-[.D138])" office:value-type="float" office:value="849780.856903838" calcext:value-type="float">
            <text:p>849780.8569038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90862.86172" calcext:value-type="float">
            <text:p>1442690862.86172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7.421530008316" calcext:value-type="float">
            <text:p>27.4215300083</text:p>
          </table:table-cell>
          <table:table-cell table:formula="of:=[.C140]/([.D140]-[.D139])" office:value-type="float" office:value="848868.948345776" calcext:value-type="float">
            <text:p>848868.9483457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90862.92606" calcext:value-type="float">
            <text:p>1442690862.92606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7.4858727455139" calcext:value-type="float">
            <text:p>27.4858727455</text:p>
          </table:table-cell>
          <table:table-cell table:formula="of:=[.C141]/([.D141]-[.D140])" office:value-type="float" office:value="1020037.42548532" calcext:value-type="float">
            <text:p>1020037.425485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90863.00341" calcext:value-type="float">
            <text:p>1442690863.00341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7.5632209777832" calcext:value-type="float">
            <text:p>27.5632209778</text:p>
          </table:table-cell>
          <table:table-cell table:formula="of:=[.C142]/([.D142]-[.D141])" office:value-type="float" office:value="848526.179260346" calcext:value-type="float">
            <text:p>848526.1792603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90863.07814" calcext:value-type="float">
            <text:p>1442690863.07814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7.6379451751709" calcext:value-type="float">
            <text:p>27.6379451752</text:p>
          </table:table-cell>
          <table:table-cell table:formula="of:=[.C143]/([.D143]-[.D142])" office:value-type="float" office:value="878323.251295403" calcext:value-type="float">
            <text:p>878323.2512954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90863.13881" calcext:value-type="float">
            <text:p>1442690863.13881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7.6986165046692" calcext:value-type="float">
            <text:p>27.6986165047</text:p>
          </table:table-cell>
          <table:table-cell table:formula="of:=[.C144]/([.D144]-[.D143])" office:value-type="float" office:value="1081763.00969058" calcext:value-type="float">
            <text:p>1081763.009690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90863.21152" calcext:value-type="float">
            <text:p>1442690863.21152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7.7713289260864" calcext:value-type="float">
            <text:p>27.7713289261</text:p>
          </table:table-cell>
          <table:table-cell table:formula="of:=[.C145]/([.D145]-[.D144])" office:value-type="float" office:value="902624.320862489" calcext:value-type="float">
            <text:p>902624.3208624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90863.28413" calcext:value-type="float">
            <text:p>1442690863.28413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7.8439357280731" calcext:value-type="float">
            <text:p>27.8439357281</text:p>
          </table:table-cell>
          <table:table-cell table:formula="of:=[.C146]/([.D146]-[.D145])" office:value-type="float" office:value="903937.347523273" calcext:value-type="float">
            <text:p>903937.3475232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90863.34468" calcext:value-type="float">
            <text:p>1442690863.34468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7.9044857025146" calcext:value-type="float">
            <text:p>27.9044857025</text:p>
          </table:table-cell>
          <table:table-cell table:formula="of:=[.C147]/([.D147]-[.D146])" office:value-type="float" office:value="1083931.09337113" calcext:value-type="float">
            <text:p>1083931.093371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90863.41732" calcext:value-type="float">
            <text:p>1442690863.41732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7.9771251678467" calcext:value-type="float">
            <text:p>27.9771251678</text:p>
          </table:table-cell>
          <table:table-cell table:formula="of:=[.C148]/([.D148]-[.D147])" office:value-type="float" office:value="903530.879529461" calcext:value-type="float">
            <text:p>903530.8795294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90863.48998" calcext:value-type="float">
            <text:p>1442690863.48998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8.0497856140137" calcext:value-type="float">
            <text:p>28.049785614</text:p>
          </table:table-cell>
          <table:table-cell table:formula="of:=[.C149]/([.D149]-[.D148])" office:value-type="float" office:value="903269.983357396" calcext:value-type="float">
            <text:p>903269.9833573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90863.55051" calcext:value-type="float">
            <text:p>1442690863.5505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8.1103250980377" calcext:value-type="float">
            <text:p>28.110325098</text:p>
          </table:table-cell>
          <table:table-cell table:formula="of:=[.C150]/([.D150]-[.D149])" office:value-type="float" office:value="1084118.91938044" calcext:value-type="float">
            <text:p>1084118.919380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90863.62318" calcext:value-type="float">
            <text:p>1442690863.6231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8.1829919815063" calcext:value-type="float">
            <text:p>28.1829919815</text:p>
          </table:table-cell>
          <table:table-cell table:formula="of:=[.C151]/([.D151]-[.D150])" office:value-type="float" office:value="903189.965871248" calcext:value-type="float">
            <text:p>903189.9658712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90863.69593" calcext:value-type="float">
            <text:p>1442690863.69593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8.2557435035706" calcext:value-type="float">
            <text:p>28.2557435036</text:p>
          </table:table-cell>
          <table:table-cell table:formula="of:=[.C152]/([.D152]-[.D151])" office:value-type="float" office:value="902139.201185022" calcext:value-type="float">
            <text:p>902139.201185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90863.75654" calcext:value-type="float">
            <text:p>1442690863.75654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8.3163475990295" calcext:value-type="float">
            <text:p>28.316347599</text:p>
          </table:table-cell>
          <table:table-cell table:formula="of:=[.C153]/([.D153]-[.D152])" office:value-type="float" office:value="1082963.11499969" calcext:value-type="float">
            <text:p>1082963.114999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90863.82913" calcext:value-type="float">
            <text:p>1442690863.82913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8.3889377117157" calcext:value-type="float">
            <text:p>28.3889377117</text:p>
          </table:table-cell>
          <table:table-cell table:formula="of:=[.C154]/([.D154]-[.D153])" office:value-type="float" office:value="904145.173100356" calcext:value-type="float">
            <text:p>904145.1731003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90863.90185" calcext:value-type="float">
            <text:p>1442690863.90185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8.4616589546204" calcext:value-type="float">
            <text:p>28.4616589546</text:p>
          </table:table-cell>
          <table:table-cell table:formula="of:=[.C155]/([.D155]-[.D154])" office:value-type="float" office:value="902514.8275593" calcext:value-type="float">
            <text:p>902514.82755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90863.96245" calcext:value-type="float">
            <text:p>1442690863.96245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8.5222551822662" calcext:value-type="float">
            <text:p>28.5222551823</text:p>
          </table:table-cell>
          <table:table-cell table:formula="of:=[.C156]/([.D156]-[.D155])" office:value-type="float" office:value="1083103.72691111" calcext:value-type="float">
            <text:p>1083103.72691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90864.03501" calcext:value-type="float">
            <text:p>1442690864.03501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8.5948216915131" calcext:value-type="float">
            <text:p>28.5948216915</text:p>
          </table:table-cell>
          <table:table-cell table:formula="of:=[.C157]/([.D157]-[.D156])" office:value-type="float" office:value="904439.261047555" calcext:value-type="float">
            <text:p>904439.2610475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90864.11569" calcext:value-type="float">
            <text:p>1442690864.11569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8.6754956245422" calcext:value-type="float">
            <text:p>28.6754956245</text:p>
          </table:table-cell>
          <table:table-cell table:formula="of:=[.C158]/([.D158]-[.D157])" office:value-type="float" office:value="813546.551353396" calcext:value-type="float">
            <text:p>813546.5513533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90864.18286" calcext:value-type="float">
            <text:p>1442690864.18286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8.7426679134369" calcext:value-type="float">
            <text:p>28.7426679134</text:p>
          </table:table-cell>
          <table:table-cell table:formula="of:=[.C159]/([.D159]-[.D158])" office:value-type="float" office:value="977069.578541994" calcext:value-type="float">
            <text:p>977069.5785419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90864.26369" calcext:value-type="float">
            <text:p>1442690864.26369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8.8235037326813" calcext:value-type="float">
            <text:p>28.8235037327</text:p>
          </table:table-cell>
          <table:table-cell table:formula="of:=[.C160]/([.D160]-[.D159])" office:value-type="float" office:value="811917.298711105" calcext:value-type="float">
            <text:p>811917.2987111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90864.34429" calcext:value-type="float">
            <text:p>1442690864.34429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8.9040982723236" calcext:value-type="float">
            <text:p>28.9040982723</text:p>
          </table:table-cell>
          <table:table-cell table:formula="of:=[.C161]/([.D161]-[.D160])" office:value-type="float" office:value="814347.973091783" calcext:value-type="float">
            <text:p>814347.9730917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90864.4117" calcext:value-type="float">
            <text:p>1442690864.4117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8.9715127944946" calcext:value-type="float">
            <text:p>28.9715127945</text:p>
          </table:table-cell>
          <table:table-cell table:formula="of:=[.C162]/([.D162]-[.D161])" office:value-type="float" office:value="973558.780606669" calcext:value-type="float">
            <text:p>973558.7806066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90864.49246" calcext:value-type="float">
            <text:p>1442690864.49246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9.0522718429565" calcext:value-type="float">
            <text:p>29.052271843</text:p>
          </table:table-cell>
          <table:table-cell table:formula="of:=[.C163]/([.D163]-[.D162])" office:value-type="float" office:value="812689.119671241" calcext:value-type="float">
            <text:p>812689.1196712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90864.57319" calcext:value-type="float">
            <text:p>1442690864.57319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9.1329958438873" calcext:value-type="float">
            <text:p>29.1329958439</text:p>
          </table:table-cell>
          <table:table-cell table:formula="of:=[.C164]/([.D164]-[.D163])" office:value-type="float" office:value="813041.960795201" calcext:value-type="float">
            <text:p>813041.9607952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90864.64045" calcext:value-type="float">
            <text:p>1442690864.64045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9.2002573013306" calcext:value-type="float">
            <text:p>29.2002573013</text:p>
          </table:table-cell>
          <table:table-cell table:formula="of:=[.C165]/([.D165]-[.D164])" office:value-type="float" office:value="975774.276901264" calcext:value-type="float">
            <text:p>975774.2769012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90864.72115" calcext:value-type="float">
            <text:p>1442690864.72115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9.280960559845" calcext:value-type="float">
            <text:p>29.2809605598</text:p>
          </table:table-cell>
          <table:table-cell table:formula="of:=[.C166]/([.D166]-[.D165])" office:value-type="float" office:value="813250.92949358" calcext:value-type="float">
            <text:p>813250.929493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90864.80192" calcext:value-type="float">
            <text:p>1442690864.80192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9.3617286682129" calcext:value-type="float">
            <text:p>29.3617286682</text:p>
          </table:table-cell>
          <table:table-cell table:formula="of:=[.C167]/([.D167]-[.D166])" office:value-type="float" office:value="812597.958850652" calcext:value-type="float">
            <text:p>812597.9588506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90864.86925" calcext:value-type="float">
            <text:p>1442690864.86925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9.4290645122528" calcext:value-type="float">
            <text:p>29.4290645123</text:p>
          </table:table-cell>
          <table:table-cell table:formula="of:=[.C168]/([.D168]-[.D167])" office:value-type="float" office:value="974696.329062023" calcext:value-type="float">
            <text:p>974696.3290620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90864.95" calcext:value-type="float">
            <text:p>1442690864.95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9.5098066329956" calcext:value-type="float">
            <text:p>29.509806633</text:p>
          </table:table-cell>
          <table:table-cell table:formula="of:=[.C169]/([.D169]-[.D168])" office:value-type="float" office:value="812859.501288915" calcext:value-type="float">
            <text:p>812859.5012889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90865.03074" calcext:value-type="float">
            <text:p>1442690865.03074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9.5905544757843" calcext:value-type="float">
            <text:p>29.5905544758</text:p>
          </table:table-cell>
          <table:table-cell table:formula="of:=[.C170]/([.D170]-[.D169])" office:value-type="float" office:value="812801.899510159" calcext:value-type="float">
            <text:p>812801.8995101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90865.08575" calcext:value-type="float">
            <text:p>1442690865.08575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9.6455636024475" calcext:value-type="float">
            <text:p>29.6455636024</text:p>
          </table:table-cell>
          <table:table-cell table:formula="of:=[.C171]/([.D171]-[.D170])" office:value-type="float" office:value="1193111.10685015" calcext:value-type="float">
            <text:p>1193111.106850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90865.15167" calcext:value-type="float">
            <text:p>1442690865.15167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9.711483001709" calcext:value-type="float">
            <text:p>29.7114830017</text:p>
          </table:table-cell>
          <table:table-cell table:formula="of:=[.C172]/([.D172]-[.D171])" office:value-type="float" office:value="995640.141374247" calcext:value-type="float">
            <text:p>995640.1413742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90865.21778" calcext:value-type="float">
            <text:p>1442690865.21778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9.7775914669037" calcext:value-type="float">
            <text:p>29.7775914669</text:p>
          </table:table-cell>
          <table:table-cell table:formula="of:=[.C173]/([.D173]-[.D172])" office:value-type="float" office:value="992792.674988008" calcext:value-type="float">
            <text:p>992792.6749880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90865.2729" calcext:value-type="float">
            <text:p>1442690865.2729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9.8327121734619" calcext:value-type="float">
            <text:p>29.8327121735</text:p>
          </table:table-cell>
          <table:table-cell table:formula="of:=[.C174]/([.D174]-[.D173])" office:value-type="float" office:value="1190695.91262711" calcext:value-type="float">
            <text:p>1190695.912627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90865.33884" calcext:value-type="float">
            <text:p>1442690865.33884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9.8986530303955" calcext:value-type="float">
            <text:p>29.8986530304</text:p>
          </table:table-cell>
          <table:table-cell table:formula="of:=[.C175]/([.D175]-[.D174])" office:value-type="float" office:value="995316.152261946" calcext:value-type="float">
            <text:p>995316.1522619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90865.40497" calcext:value-type="float">
            <text:p>1442690865.40497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9.9647789001465" calcext:value-type="float">
            <text:p>29.9647789001</text:p>
          </table:table-cell>
          <table:table-cell table:formula="of:=[.C176]/([.D176]-[.D175])" office:value-type="float" office:value="992531.368542502" calcext:value-type="float">
            <text:p>992531.3685425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90865.46003" calcext:value-type="float">
            <text:p>1442690865.46003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0.0198357105255" calcext:value-type="float">
            <text:p>30.0198357105</text:p>
          </table:table-cell>
          <table:table-cell table:formula="of:=[.C177]/([.D177]-[.D176])" office:value-type="float" office:value="1192077.7747234" calcext:value-type="float">
            <text:p>1192077.77472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90865.52614" calcext:value-type="float">
            <text:p>1442690865.52614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0.0859496593475" calcext:value-type="float">
            <text:p>30.0859496593</text:p>
          </table:table-cell>
          <table:table-cell table:formula="of:=[.C178]/([.D178]-[.D177])" office:value-type="float" office:value="992710.330715249" calcext:value-type="float">
            <text:p>992710.3307152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90865.59217" calcext:value-type="float">
            <text:p>1442690865.59217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0.1519773006439" calcext:value-type="float">
            <text:p>30.1519773006</text:p>
          </table:table-cell>
          <table:table-cell table:formula="of:=[.C179]/([.D179]-[.D178])" office:value-type="float" office:value="994007.944421174" calcext:value-type="float">
            <text:p>994007.94442117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90865.64707" calcext:value-type="float">
            <text:p>1442690865.64707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0.2068796157837" calcext:value-type="float">
            <text:p>30.2068796158</text:p>
          </table:table-cell>
          <table:table-cell table:formula="of:=[.C180]/([.D180]-[.D179])" office:value-type="float" office:value="1195432.28428371" calcext:value-type="float">
            <text:p>1195432.284283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90865.71333" calcext:value-type="float">
            <text:p>1442690865.7133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0.2731442451477" calcext:value-type="float">
            <text:p>30.2731442451</text:p>
          </table:table-cell>
          <table:table-cell table:formula="of:=[.C181]/([.D181]-[.D180])" office:value-type="float" office:value="990452.985701641" calcext:value-type="float">
            <text:p>990452.9857016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90865.7793" calcext:value-type="float">
            <text:p>1442690865.7793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0.3391122817993" calcext:value-type="float">
            <text:p>30.3391122818</text:p>
          </table:table-cell>
          <table:table-cell table:formula="of:=[.C182]/([.D182]-[.D181])" office:value-type="float" office:value="994906.068625538" calcext:value-type="float">
            <text:p>994906.0686255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90865.83441" calcext:value-type="float">
            <text:p>1442690865.8344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0.3942170143127" calcext:value-type="float">
            <text:p>30.3942170143</text:p>
          </table:table-cell>
          <table:table-cell table:formula="of:=[.C183]/([.D183]-[.D182])" office:value-type="float" office:value="1191041.07771519" calcext:value-type="float">
            <text:p>1191041.077715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90865.90052" calcext:value-type="float">
            <text:p>1442690865.90052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0.4603283405304" calcext:value-type="float">
            <text:p>30.4603283405</text:p>
          </table:table-cell>
          <table:table-cell table:formula="of:=[.C184]/([.D184]-[.D183])" office:value-type="float" office:value="992749.711054452" calcext:value-type="float">
            <text:p>992749.7110544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90865.96647" calcext:value-type="float">
            <text:p>1442690865.96647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0.52627825737" calcext:value-type="float">
            <text:p>30.5262782574</text:p>
          </table:table-cell>
          <table:table-cell table:formula="of:=[.C185]/([.D185]-[.D184])" office:value-type="float" office:value="995179.4201595" calcext:value-type="float">
            <text:p>995179.42015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90866.02156" calcext:value-type="float">
            <text:p>1442690866.02156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0.5813751220703" calcext:value-type="float">
            <text:p>30.5813751221</text:p>
          </table:table-cell>
          <table:table-cell table:formula="of:=[.C186]/([.D186]-[.D185])" office:value-type="float" office:value="1191211.15796671" calcext:value-type="float">
            <text:p>1191211.157966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90866.09972" calcext:value-type="float">
            <text:p>1442690866.09972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0.65953373909" calcext:value-type="float">
            <text:p>30.6595337391</text:p>
          </table:table-cell>
          <table:table-cell table:formula="of:=[.C187]/([.D187]-[.D186])" office:value-type="float" office:value="839728.266730929" calcext:value-type="float">
            <text:p>839728.2667309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90866.18051" calcext:value-type="float">
            <text:p>1442690866.18051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0.7403209209442" calcext:value-type="float">
            <text:p>30.7403209209</text:p>
          </table:table-cell>
          <table:table-cell table:formula="of:=[.C188]/([.D188]-[.D187])" office:value-type="float" office:value="812406.108167132" calcext:value-type="float">
            <text:p>812406.1081671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90866.24803" calcext:value-type="float">
            <text:p>1442690866.24803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0.8078351020813" calcext:value-type="float">
            <text:p>30.8078351021</text:p>
          </table:table-cell>
          <table:table-cell table:formula="of:=[.C189]/([.D189]-[.D188])" office:value-type="float" office:value="972121.691985521" calcext:value-type="float">
            <text:p>972121.691985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90866.32848" calcext:value-type="float">
            <text:p>1442690866.32848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0.8882908821106" calcext:value-type="float">
            <text:p>30.8882908821</text:p>
          </table:table-cell>
          <table:table-cell table:formula="of:=[.C190]/([.D190]-[.D189])" office:value-type="float" office:value="815752.454032526" calcext:value-type="float">
            <text:p>815752.4540325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90866.40919" calcext:value-type="float">
            <text:p>1442690866.40919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0.9690024852753" calcext:value-type="float">
            <text:p>30.9690024853</text:p>
          </table:table-cell>
          <table:table-cell table:formula="of:=[.C191]/([.D191]-[.D190])" office:value-type="float" office:value="813166.848713109" calcext:value-type="float">
            <text:p>813166.8487131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90866.47642" calcext:value-type="float">
            <text:p>1442690866.47642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1.0362348556519" calcext:value-type="float">
            <text:p>31.0362348557</text:p>
          </table:table-cell>
          <table:table-cell table:formula="of:=[.C192]/([.D192]-[.D191])" office:value-type="float" office:value="976196.430861759" calcext:value-type="float">
            <text:p>976196.4308617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90866.55714" calcext:value-type="float">
            <text:p>1442690866.55714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1.1169538497925" calcext:value-type="float">
            <text:p>31.1169538498</text:p>
          </table:table-cell>
          <table:table-cell table:formula="of:=[.C193]/([.D193]-[.D192])" office:value-type="float" office:value="813092.39168242" calcext:value-type="float">
            <text:p>813092.391682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90866.63794" calcext:value-type="float">
            <text:p>1442690866.6379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1.1977488994598" calcext:value-type="float">
            <text:p>31.1977488995</text:p>
          </table:table-cell>
          <table:table-cell table:formula="of:=[.C194]/([.D194]-[.D193])" office:value-type="float" office:value="812326.996149068" calcext:value-type="float">
            <text:p>812326.9961490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90866.70522" calcext:value-type="float">
            <text:p>1442690866.70522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1.2650349140167" calcext:value-type="float">
            <text:p>31.265034914</text:p>
          </table:table-cell>
          <table:table-cell table:formula="of:=[.C195]/([.D195]-[.D194])" office:value-type="float" office:value="975418.152378658" calcext:value-type="float">
            <text:p>975418.1523786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90866.78601" calcext:value-type="float">
            <text:p>1442690866.78601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1.3458223342896" calcext:value-type="float">
            <text:p>31.3458223343</text:p>
          </table:table-cell>
          <table:table-cell table:formula="of:=[.C196]/([.D196]-[.D195])" office:value-type="float" office:value="812403.710606852" calcext:value-type="float">
            <text:p>812403.7106068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90866.86685" calcext:value-type="float">
            <text:p>1442690866.86685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1.4266619682312" calcext:value-type="float">
            <text:p>31.4266619682</text:p>
          </table:table-cell>
          <table:table-cell table:formula="of:=[.C197]/([.D197]-[.D196])" office:value-type="float" office:value="811878.985589826" calcext:value-type="float">
            <text:p>811878.9855898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90866.93416" calcext:value-type="float">
            <text:p>1442690866.93416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1.4939730167389" calcext:value-type="float">
            <text:p>31.4939730167</text:p>
          </table:table-cell>
          <table:table-cell table:formula="of:=[.C198]/([.D198]-[.D197])" office:value-type="float" office:value="975055.380284284" calcext:value-type="float">
            <text:p>975055.3802842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90867.01471" calcext:value-type="float">
            <text:p>1442690867.01471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1.5745196342468" calcext:value-type="float">
            <text:p>31.5745196342</text:p>
          </table:table-cell>
          <table:table-cell table:formula="of:=[.C199]/([.D199]-[.D198])" office:value-type="float" office:value="814832.478763427" calcext:value-type="float">
            <text:p>814832.4787634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90870.02759" calcext:value-type="float">
            <text:p>1442690870.02759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4.5874030590057" calcext:value-type="float">
            <text:p>34.587403059</text:p>
          </table:table-cell>
          <table:table-cell table:formula="of:=[.C200]/([.D200]-[.D199])" office:value-type="float" office:value="21783.7834217737" calcext:value-type="float">
            <text:p>21783.78342177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90870.05514" calcext:value-type="float">
            <text:p>1442690870.05514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4.6149485111237" calcext:value-type="float">
            <text:p>34.6149485111</text:p>
          </table:table-cell>
          <table:table-cell table:formula="of:=[.C201]/([.D201]-[.D200])" office:value-type="float" office:value="2382680.07796839" calcext:value-type="float">
            <text:p>2382680.077968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90870.08267" calcext:value-type="float">
            <text:p>1442690870.0826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4.6424753665924" calcext:value-type="float">
            <text:p>34.6424753666</text:p>
          </table:table-cell>
          <table:table-cell table:formula="of:=[.C202]/([.D202]-[.D201])" office:value-type="float" office:value="2384289.77383592" calcext:value-type="float">
            <text:p>2384289.773835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90870.11022" calcext:value-type="float">
            <text:p>1442690870.11022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4.6700298786163" calcext:value-type="float">
            <text:p>34.6700298786</text:p>
          </table:table-cell>
          <table:table-cell table:formula="of:=[.C203]/([.D203]-[.D202])" office:value-type="float" office:value="2381896.65427612" calcext:value-type="float">
            <text:p>2381896.654276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90870.13772" calcext:value-type="float">
            <text:p>1442690870.13772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4.6975314617157" calcext:value-type="float">
            <text:p>34.6975314617</text:p>
          </table:table-cell>
          <table:table-cell table:formula="of:=[.C204]/([.D204]-[.D203])" office:value-type="float" office:value="2386480.79868227" calcext:value-type="float">
            <text:p>2386480.798682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90870.16524" calcext:value-type="float">
            <text:p>1442690870.16524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4.7250542640686" calcext:value-type="float">
            <text:p>34.7250542641</text:p>
          </table:table-cell>
          <table:table-cell table:formula="of:=[.C205]/([.D205]-[.D204])" office:value-type="float" office:value="2384640.89370144" calcext:value-type="float">
            <text:p>2384640.893701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90870.19275" calcext:value-type="float">
            <text:p>1442690870.19275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4.7525563240051" calcext:value-type="float">
            <text:p>34.752556324</text:p>
          </table:table-cell>
          <table:table-cell table:formula="of:=[.C206]/([.D206]-[.D205])" office:value-type="float" office:value="2386439.42131909" calcext:value-type="float">
            <text:p>2386439.421319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90870.22023" calcext:value-type="float">
            <text:p>1442690870.22023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4.7800407409668" calcext:value-type="float">
            <text:p>34.780040741</text:p>
          </table:table-cell>
          <table:table-cell table:formula="of:=[.C207]/([.D207]-[.D206])" office:value-type="float" office:value="2387971.33996079" calcext:value-type="float">
            <text:p>2387971.3399607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90880.12185" calcext:value-type="float">
            <text:p>1442690880.12185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4.6816608905792" calcext:value-type="float">
            <text:p>44.6816608906</text:p>
          </table:table-cell>
          <table:table-cell table:formula="of:=[.C208]/([.D208]-[.D207])" office:value-type="float" office:value="6628.41020038211" calcext:value-type="float">
            <text:p>6628.4102003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4:33:59.461091835</dc:date>
    <meta:editing-duration>PT3M53S</meta:editing-duration>
    <meta:editing-cycles>1</meta:editing-cycles>
    <meta:document-statistic meta:table-count="1" meta:cell-count="104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76cm" svg:height="17.963cm" xlink:href=".." xlink:type="simple" chart:class="chart:scatter" chart:style-name="ch1">
        <chart:legend chart:legend-position="end" svg:x="23.409cm" svg:y="8.682cm" style:legend-expansion="high" chart:style-name="ch2"/>
        <chart:plot-area chart:style-name="ch3" table:cell-range-address="'sink_1.receiver_i.routed_msg_sub.network'.D1:'sink_1.receiver_i.routed_msg_sub.network'.E208" chart:data-source-has-labels="row" svg:x="0.539cm" svg:y="0.359cm" svg:width="22.331cm" svg:height="17.245cm">
          <chartooo:coordinate-region svg:x="2.086cm" svg:y="0.558cm" svg:width="20.598cm" svg:height="16.3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E2:'sink_1.receiver_i.routed_msg_sub.network'.E208" chart:label-cell-address="'sink_1.receiver_i.routed_msg_sub.network'.E1:'sink_1.receiver_i.routed_msg_sub.network'.E1" chart:class="chart:scatter">
            <chart:domain table:cell-range-address="'sink_1.receiver_i.routed_msg_sub.network'.D2:'sink_1.receiver_i.routed_msg_s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1.receiver_i.routed_msg_sub.network'.E1:'sink_1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D2:'sink_1.receiver_i.routed_msg_sub.network'.D208</svg:desc>
                </draw:g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3157286643982">
                <text:p>4.73157286643982</text:p>
              </table:table-cell>
              <table:table-cell office:value-type="float" office:value="13871.0745565213">
                <text:p>13871.0745565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1402516365051">
                <text:p>4.81402516365051</text:p>
              </table:table-cell>
              <table:table-cell office:value-type="float" office:value="795999.653378828">
                <text:p>795999.653378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9666104316711">
                <text:p>4.89666104316711</text:p>
              </table:table-cell>
              <table:table-cell office:value-type="float" office:value="794231.275614541">
                <text:p>794231.275614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7920894622803">
                <text:p>4.97920894622803</text:p>
              </table:table-cell>
              <table:table-cell office:value-type="float" office:value="795077.7374874">
                <text:p>795077.737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192111968994">
                <text:p>5.06192111968994</text:p>
              </table:table-cell>
              <table:table-cell office:value-type="float" office:value="793498.674414851">
                <text:p>793498.674414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4444470405579">
                <text:p>5.14444470405579</text:p>
              </table:table-cell>
              <table:table-cell office:value-type="float" office:value="795312.03721156">
                <text:p>795312.03721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720837593079">
                <text:p>5.22720837593079</text:p>
              </table:table-cell>
              <table:table-cell office:value-type="float" office:value="793004.932153392">
                <text:p>793004.932153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0971217155457">
                <text:p>5.30971217155457</text:p>
              </table:table-cell>
              <table:table-cell office:value-type="float" office:value="795502.794796068">
                <text:p>795502.794796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9224100112915">
                <text:p>5.39224100112915</text:p>
              </table:table-cell>
              <table:table-cell office:value-type="float" office:value="795261.490297587">
                <text:p>795261.490297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7472667694092">
                <text:p>5.47472667694092</text:p>
              </table:table-cell>
              <table:table-cell office:value-type="float" office:value="795677.544665722">
                <text:p>795677.544665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5715084075928">
                <text:p>5.55715084075928</text:p>
              </table:table-cell>
              <table:table-cell office:value-type="float" office:value="796271.347618827">
                <text:p>796271.347618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415274143219">
                <text:p>5.6415274143219</text:p>
              </table:table-cell>
              <table:table-cell office:value-type="float" office:value="777846.234195439">
                <text:p>777846.234195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2079205513001">
                <text:p>5.72079205513001</text:p>
              </table:table-cell>
              <table:table-cell office:value-type="float" office:value="828011.069385791">
                <text:p>828011.069385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9986023902893">
                <text:p>5.79986023902893</text:p>
              </table:table-cell>
              <table:table-cell office:value-type="float" office:value="830068.388618847">
                <text:p>830068.388618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897634506226">
                <text:p>5.87897634506226</text:p>
              </table:table-cell>
              <table:table-cell office:value-type="float" office:value="829565.600364034">
                <text:p>829565.600364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5810461044312">
                <text:p>5.95810461044312</text:p>
              </table:table-cell>
              <table:table-cell office:value-type="float" office:value="829438.124090054">
                <text:p>829438.124090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3724932670593">
                <text:p>6.03724932670593</text:p>
              </table:table-cell>
              <table:table-cell office:value-type="float" office:value="829265.718535834">
                <text:p>829265.718535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629486083984">
                <text:p>6.11629486083984</text:p>
              </table:table-cell>
              <table:table-cell office:value-type="float" office:value="830306.237020459">
                <text:p>830306.23702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9557809829712">
                <text:p>6.19557809829712</text:p>
              </table:table-cell>
              <table:table-cell office:value-type="float" office:value="827816.85139142">
                <text:p>827816.85139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7444553375244">
                <text:p>6.27444553375244</text:p>
              </table:table-cell>
              <table:table-cell office:value-type="float" office:value="832181.23704783">
                <text:p>832181.23704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5358619689941">
                <text:p>6.35358619689941</text:p>
              </table:table-cell>
              <table:table-cell office:value-type="float" office:value="829308.1886124">
                <text:p>829308.1886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3273401260376">
                <text:p>6.43273401260376</text:p>
              </table:table-cell>
              <table:table-cell office:value-type="float" office:value="829233.244353405">
                <text:p>829233.244353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1199173927307">
                <text:p>6.51199173927307</text:p>
              </table:table-cell>
              <table:table-cell office:value-type="float" office:value="828083.301882195">
                <text:p>828083.301882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9105849266052">
                <text:p>6.59105849266052</text:p>
              </table:table-cell>
              <table:table-cell office:value-type="float" office:value="830083.406591684">
                <text:p>830083.406591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5990591049194">
                <text:p>6.65990591049194</text:p>
              </table:table-cell>
              <table:table-cell office:value-type="float" office:value="953296.464374392">
                <text:p>953296.464374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3321008682251">
                <text:p>6.73321008682251</text:p>
              </table:table-cell>
              <table:table-cell office:value-type="float" office:value="895337.800455344">
                <text:p>895337.800455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80652689933777">
                <text:p>6.80652689933777</text:p>
              </table:table-cell>
              <table:table-cell office:value-type="float" office:value="895183.488593978">
                <text:p>895183.488593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8376665115356">
                <text:p>6.88376665115356</text:p>
              </table:table-cell>
              <table:table-cell office:value-type="float" office:value="849717.903761803">
                <text:p>849717.903761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6106719970703">
                <text:p>6.96106719970703</text:p>
              </table:table-cell>
              <table:table-cell office:value-type="float" office:value="849049.602210831">
                <text:p>849049.6022108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3822326660156">
                <text:p>7.03822326660156</text:p>
              </table:table-cell>
              <table:table-cell office:value-type="float" office:value="850639.523781272">
                <text:p>850639.523781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0281157493591">
                <text:p>7.10281157493591</text:p>
              </table:table-cell>
              <table:table-cell office:value-type="float" office:value="1016159.14230555">
                <text:p>1016159.14230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8012523651123">
                <text:p>7.18012523651123</text:p>
              </table:table-cell>
              <table:table-cell office:value-type="float" office:value="848905.596536295">
                <text:p>848905.596536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5739979743958">
                <text:p>7.25739979743958</text:p>
              </table:table-cell>
              <table:table-cell office:value-type="float" office:value="849335.139682765">
                <text:p>849335.139682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2175230979919">
                <text:p>7.32175230979919</text:p>
              </table:table-cell>
              <table:table-cell office:value-type="float" office:value="1019882.48156079">
                <text:p>1019882.48156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9947938919067">
                <text:p>7.39947938919067</text:p>
              </table:table-cell>
              <table:table-cell office:value-type="float" office:value="844390.404397398">
                <text:p>844390.404397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7660517692566">
                <text:p>7.47660517692566</text:p>
              </table:table-cell>
              <table:table-cell office:value-type="float" office:value="850973.480173978">
                <text:p>850973.480173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4094457626343">
                <text:p>7.54094457626343</text:p>
              </table:table-cell>
              <table:table-cell office:value-type="float" office:value="1020090.34394999">
                <text:p>1020090.34394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658620834351">
                <text:p>7.61658620834351</text:p>
              </table:table-cell>
              <table:table-cell office:value-type="float" office:value="867670.331736346">
                <text:p>867670.331736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68926811218262">
                <text:p>7.68926811218262</text:p>
              </table:table-cell>
              <table:table-cell office:value-type="float" office:value="903003.313524684">
                <text:p>903003.313524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74986934661865">
                <text:p>7.74986934661865</text:p>
              </table:table-cell>
              <table:table-cell office:value-type="float" office:value="1083014.24237942">
                <text:p>1083014.242379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82252931594849">
                <text:p>7.82252931594849</text:p>
              </table:table-cell>
              <table:table-cell office:value-type="float" office:value="903275.911142612">
                <text:p>903275.911142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8952100276947">
                <text:p>7.8952100276947</text:p>
              </table:table-cell>
              <table:table-cell office:value-type="float" office:value="903018.124384523">
                <text:p>903018.1243845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5574498176575">
                <text:p>7.95574498176575</text:p>
              </table:table-cell>
              <table:table-cell office:value-type="float" office:value="1084200.04619105">
                <text:p>1084200.04619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2831816673279">
                <text:p>8.02831816673279</text:p>
              </table:table-cell>
              <table:table-cell office:value-type="float" office:value="904356.065257528">
                <text:p>904356.065257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10107040405273">
                <text:p>8.10107040405273</text:p>
              </table:table-cell>
              <table:table-cell office:value-type="float" office:value="902130.331901227">
                <text:p>902130.331901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617374420166">
                <text:p>8.1617374420166</text:p>
              </table:table-cell>
              <table:table-cell office:value-type="float" office:value="1081839.53268149">
                <text:p>1081839.53268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23429489135742">
                <text:p>8.23429489135742</text:p>
              </table:table-cell>
              <table:table-cell office:value-type="float" office:value="904552.194106359">
                <text:p>904552.1941063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30696940422058">
                <text:p>8.30696940422058</text:p>
              </table:table-cell>
              <table:table-cell office:value-type="float" office:value="903095.148688238">
                <text:p>903095.148688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3675332069397">
                <text:p>8.3675332069397</text:p>
              </table:table-cell>
              <table:table-cell office:value-type="float" office:value="1083683.60395712">
                <text:p>1083683.60395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44016003608704">
                <text:p>8.44016003608704</text:p>
              </table:table-cell>
              <table:table-cell office:value-type="float" office:value="903688.082910127">
                <text:p>903688.082910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1284408569336">
                <text:p>8.51284408569336</text:p>
              </table:table-cell>
              <table:table-cell office:value-type="float" office:value="902976.655201257">
                <text:p>902976.655201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57345414161682">
                <text:p>8.57345414161682</text:p>
              </table:table-cell>
              <table:table-cell office:value-type="float" office:value="1082856.61512802">
                <text:p>1082856.61512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5137815475464">
                <text:p>8.65137815475464</text:p>
              </table:table-cell>
              <table:table-cell office:value-type="float" office:value="842256.415668973">
                <text:p>842256.4156689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3217225074768">
                <text:p>8.73217225074768</text:p>
              </table:table-cell>
              <table:table-cell office:value-type="float" office:value="812336.584663962">
                <text:p>812336.584663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79947710037231">
                <text:p>8.79947710037231</text:p>
              </table:table-cell>
              <table:table-cell office:value-type="float" office:value="975145.184426331">
                <text:p>975145.184426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88013029098511">
                <text:p>8.88013029098511</text:p>
              </table:table-cell>
              <table:table-cell office:value-type="float" office:value="813755.77954618">
                <text:p>813755.779546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960862159729">
                <text:p>8.960862159729</text:p>
              </table:table-cell>
              <table:table-cell office:value-type="float" office:value="812962.724896195">
                <text:p>812962.724896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02807950973511">
                <text:p>9.02807950973511</text:p>
              </table:table-cell>
              <table:table-cell office:value-type="float" office:value="976414.571446813">
                <text:p>976414.571446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0885572433472">
                <text:p>9.10885572433472</text:p>
              </table:table-cell>
              <table:table-cell office:value-type="float" office:value="812516.411239669">
                <text:p>812516.4112396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8973636627197">
                <text:p>9.18973636627197</text:p>
              </table:table-cell>
              <table:table-cell office:value-type="float" office:value="811467.347785331">
                <text:p>811467.347785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25693941116333">
                <text:p>9.25693941116333</text:p>
              </table:table-cell>
              <table:table-cell office:value-type="float" office:value="976622.415042396">
                <text:p>976622.415042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33768033981323">
                <text:p>9.33768033981323</text:p>
              </table:table-cell>
              <table:table-cell office:value-type="float" office:value="812871.502687124">
                <text:p>812871.502687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1843223571777">
                <text:p>9.41843223571777</text:p>
              </table:table-cell>
              <table:table-cell office:value-type="float" office:value="812761.103189272">
                <text:p>812761.103189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8566818237305">
                <text:p>9.48566818237305</text:p>
              </table:table-cell>
              <table:table-cell office:value-type="float" office:value="976144.50699271">
                <text:p>976144.50699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56643772125244">
                <text:p>9.56643772125244</text:p>
              </table:table-cell>
              <table:table-cell office:value-type="float" office:value="812583.566906356">
                <text:p>812583.566906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63741302490234">
                <text:p>9.63741302490234</text:p>
              </table:table-cell>
              <table:table-cell office:value-type="float" office:value="924716.015640326">
                <text:p>924716.015640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69227862358093">
                <text:p>9.69227862358093</text:p>
              </table:table-cell>
              <table:table-cell office:value-type="float" office:value="1196232.27633918">
                <text:p>1196232.276339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75837063789368">
                <text:p>9.75837063789368</text:p>
              </table:table-cell>
              <table:table-cell office:value-type="float" office:value="993039.789791133">
                <text:p>993039.789791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82443237304688">
                <text:p>9.82443237304688</text:p>
              </table:table-cell>
              <table:table-cell office:value-type="float" office:value="993494.946019785">
                <text:p>993494.946019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87955832481384">
                <text:p>9.87955832481384</text:p>
              </table:table-cell>
              <table:table-cell office:value-type="float" office:value="1190582.61846334">
                <text:p>1190582.61846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94563245773315">
                <text:p>9.94563245773315</text:p>
              </table:table-cell>
              <table:table-cell office:value-type="float" office:value="993308.532404785">
                <text:p>993308.532404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0116806030273">
                <text:p>10.0116806030273</text:p>
              </table:table-cell>
              <table:table-cell office:value-type="float" office:value="993699.364420668">
                <text:p>993699.364420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0665855407715">
                <text:p>10.0665855407715</text:p>
              </table:table-cell>
              <table:table-cell office:value-type="float" office:value="1195375.18293615">
                <text:p>1195375.18293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1327269077301">
                <text:p>10.1327269077301</text:p>
              </table:table-cell>
              <table:table-cell office:value-type="float" office:value="992298.814160632">
                <text:p>992298.814160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1988110542297">
                <text:p>10.1988110542297</text:p>
              </table:table-cell>
              <table:table-cell office:value-type="float" office:value="993158.018623479">
                <text:p>993158.018623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2538621425629">
                <text:p>10.2538621425629</text:p>
              </table:table-cell>
              <table:table-cell office:value-type="float" office:value="1192201.68006202">
                <text:p>1192201.68006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3198690414429">
                <text:p>10.3198690414429</text:p>
              </table:table-cell>
              <table:table-cell office:value-type="float" office:value="994320.307628958">
                <text:p>994320.307628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3859434127808">
                <text:p>10.3859434127808</text:p>
              </table:table-cell>
              <table:table-cell office:value-type="float" office:value="993304.948213152">
                <text:p>993304.948213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4410936832428">
                <text:p>10.4410936832428</text:p>
              </table:table-cell>
              <table:table-cell office:value-type="float" office:value="1190057.62710047">
                <text:p>1190057.627100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5070767402649">
                <text:p>10.5070767402649</text:p>
              </table:table-cell>
              <table:table-cell office:value-type="float" office:value="994679.588398319">
                <text:p>994679.588398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573290348053">
                <text:p>10.573290348053</text:p>
              </table:table-cell>
              <table:table-cell office:value-type="float" office:value="991216.189428201">
                <text:p>991216.189428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6355056762695">
                <text:p>10.6355056762695</text:p>
              </table:table-cell>
              <table:table-cell office:value-type="float" office:value="1054916.88111899">
                <text:p>1054916.88111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7161464691162">
                <text:p>10.7161464691162</text:p>
              </table:table-cell>
              <table:table-cell office:value-type="float" office:value="813880.88687055">
                <text:p>813880.88687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7969899177551">
                <text:p>10.7969899177551</text:p>
              </table:table-cell>
              <table:table-cell office:value-type="float" office:value="811840.676084251">
                <text:p>811840.676084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8641927242279">
                <text:p>10.8641927242279</text:p>
              </table:table-cell>
              <table:table-cell office:value-type="float" office:value="976625.879851988">
                <text:p>976625.879851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449174404144">
                <text:p>10.9449174404144</text:p>
              </table:table-cell>
              <table:table-cell office:value-type="float" office:value="813034.756893415">
                <text:p>813034.756893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256538391113">
                <text:p>11.0256538391113</text:p>
              </table:table-cell>
              <table:table-cell office:value-type="float" office:value="812917.111232514">
                <text:p>812917.1112325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92987537384">
                <text:p>11.092987537384</text:p>
              </table:table-cell>
              <table:table-cell office:value-type="float" office:value="974727.390350473">
                <text:p>974727.3903504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738293170929">
                <text:p>11.1738293170929</text:p>
              </table:table-cell>
              <table:table-cell office:value-type="float" office:value="811857.436048072">
                <text:p>811857.4360480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45309066772">
                <text:p>11.2545309066772</text:p>
              </table:table-cell>
              <table:table-cell office:value-type="float" office:value="813267.74773625">
                <text:p>813267.74773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21781873703">
                <text:p>11.321781873703</text:p>
              </table:table-cell>
              <table:table-cell office:value-type="float" office:value="975926.487047587">
                <text:p>975926.487047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024395942688">
                <text:p>11.4024395942688</text:p>
              </table:table-cell>
              <table:table-cell office:value-type="float" office:value="813710.076848269">
                <text:p>813710.076848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4833347797394">
                <text:p>11.4833347797394</text:p>
              </table:table-cell>
              <table:table-cell office:value-type="float" office:value="811321.460210611">
                <text:p>811321.4602106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504515171051">
                <text:p>11.5504515171051</text:p>
              </table:table-cell>
              <table:table-cell office:value-type="float" office:value="977878.284553192">
                <text:p>977878.284553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5733501911163">
                <text:p>14.5733501911163</text:p>
              </table:table-cell>
              <table:table-cell office:value-type="float" office:value="21711.6109660764">
                <text:p>21711.61096607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6009027957916">
                <text:p>14.6009027957916</text:p>
              </table:table-cell>
              <table:table-cell office:value-type="float" office:value="2382061.54276418">
                <text:p>2382061.54276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6283988952637">
                <text:p>14.6283988952637</text:p>
              </table:table-cell>
              <table:table-cell office:value-type="float" office:value="2386956.74150893">
                <text:p>2386956.741508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559047698975">
                <text:p>14.6559047698975</text:p>
              </table:table-cell>
              <table:table-cell office:value-type="float" office:value="2386108.45406005">
                <text:p>2386108.45406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834111213684">
                <text:p>14.6834111213684</text:p>
              </table:table-cell>
              <table:table-cell office:value-type="float" office:value="2386067.08960735">
                <text:p>2386067.089607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7109129428864">
                <text:p>14.7109129428864</text:p>
              </table:table-cell>
              <table:table-cell office:value-type="float" office:value="2386460.10982133">
                <text:p>2386460.10982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7384166717529">
                <text:p>14.7384166717529</text:p>
              </table:table-cell>
              <table:table-cell office:value-type="float" office:value="2386294.6118465">
                <text:p>2386294.61184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7659146785736">
                <text:p>14.7659146785736</text:p>
              </table:table-cell>
              <table:table-cell office:value-type="float" office:value="2386791.17464777">
                <text:p>2386791.174647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6655883789062">
                <text:p>24.6655883789062</text:p>
              </table:table-cell>
              <table:table-cell office:value-type="float" office:value="6629.71346194922">
                <text:p>6629.71346194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.7478363513947">
                <text:p>24.7478363513947</text:p>
              </table:table-cell>
              <table:table-cell office:value-type="float" office:value="797977.117420784">
                <text:p>797977.117420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.8303365707397">
                <text:p>24.8303365707397</text:p>
              </table:table-cell>
              <table:table-cell office:value-type="float" office:value="795537.27882184">
                <text:p>795537.27882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9127414226532">
                <text:p>24.9127414226532</text:p>
              </table:table-cell>
              <table:table-cell office:value-type="float" office:value="796457.956977239">
                <text:p>796457.9569772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9948954582214">
                <text:p>24.9948954582214</text:p>
              </table:table-cell>
              <table:table-cell office:value-type="float" office:value="798889.543843357">
                <text:p>798889.543843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0772030353546">
                <text:p>25.0772030353546</text:p>
              </table:table-cell>
              <table:table-cell office:value-type="float" office:value="797399.246655061">
                <text:p>797399.2466550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1595818996429">
                <text:p>25.1595818996429</text:p>
              </table:table-cell>
              <table:table-cell office:value-type="float" office:value="796709.211361361">
                <text:p>796709.2113613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2418651580811">
                <text:p>25.2418651580811</text:p>
              </table:table-cell>
              <table:table-cell office:value-type="float" office:value="797634.916820477">
                <text:p>797634.9168204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.3242447376251">
                <text:p>25.3242447376251</text:p>
              </table:table-cell>
              <table:table-cell office:value-type="float" office:value="796702.293981622">
                <text:p>796702.293981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4067869186401">
                <text:p>25.4067869186401</text:p>
              </table:table-cell>
              <table:table-cell office:value-type="float" office:value="795132.854413689">
                <text:p>795132.854413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.4892961978912">
                <text:p>25.4892961978912</text:p>
              </table:table-cell>
              <table:table-cell office:value-type="float" office:value="795449.925095862">
                <text:p>795449.9250958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.571831703186">
                <text:p>25.571831703186</text:p>
              </table:table-cell>
              <table:table-cell office:value-type="float" office:value="795197.167153409">
                <text:p>795197.1671534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.6564364433289">
                <text:p>25.6564364433289</text:p>
              </table:table-cell>
              <table:table-cell office:value-type="float" office:value="775748.496942439">
                <text:p>775748.4969424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7355341911316">
                <text:p>25.7355341911316</text:p>
              </table:table-cell>
              <table:table-cell office:value-type="float" office:value="829758.138799132">
                <text:p>829758.138799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8147399425507">
                <text:p>25.8147399425507</text:p>
              </table:table-cell>
              <table:table-cell office:value-type="float" office:value="828626.694704903">
                <text:p>828626.694704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8937039375305">
                <text:p>25.8937039375305</text:p>
              </table:table-cell>
              <table:table-cell office:value-type="float" office:value="831163.621049581">
                <text:p>831163.6210495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9729378223419">
                <text:p>25.9729378223419</text:p>
              </table:table-cell>
              <table:table-cell office:value-type="float" office:value="828332.476139752">
                <text:p>828332.476139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52090883255">
                <text:p>26.052090883255</text:p>
              </table:table-cell>
              <table:table-cell office:value-type="float" office:value="829178.293838406">
                <text:p>829178.293838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1312129497528">
                <text:p>26.1312129497528</text:p>
              </table:table-cell>
              <table:table-cell office:value-type="float" office:value="829503.107098734">
                <text:p>829503.1070987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210259437561">
                <text:p>26.210259437561</text:p>
              </table:table-cell>
              <table:table-cell office:value-type="float" office:value="830296.219602166">
                <text:p>830296.2196021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2893064022064">
                <text:p>26.2893064022064</text:p>
              </table:table-cell>
              <table:table-cell office:value-type="float" office:value="830291.210983662">
                <text:p>830291.210983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3686144351959">
                <text:p>26.3686144351959</text:p>
              </table:table-cell>
              <table:table-cell office:value-type="float" office:value="827558.035750146">
                <text:p>827558.035750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4476044178009">
                <text:p>26.4476044178009</text:p>
              </table:table-cell>
              <table:table-cell office:value-type="float" office:value="830890.169051155">
                <text:p>830890.169051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5266819000244">
                <text:p>26.5266819000244</text:p>
              </table:table-cell>
              <table:table-cell office:value-type="float" office:value="829970.785039572">
                <text:p>829970.785039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6050503253937">
                <text:p>26.6050503253937</text:p>
              </table:table-cell>
              <table:table-cell office:value-type="float" office:value="837480.14191621">
                <text:p>837480.141916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6782326698303">
                <text:p>26.6782326698303</text:p>
              </table:table-cell>
              <table:table-cell office:value-type="float" office:value="896828.333462562">
                <text:p>896828.3334625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7516131401062">
                <text:p>26.7516131401062</text:p>
              </table:table-cell>
              <table:table-cell office:value-type="float" office:value="894406.914445383">
                <text:p>894406.914445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8287355899811">
                <text:p>26.8287355899811</text:p>
              </table:table-cell>
              <table:table-cell office:value-type="float" office:value="851010.310311461">
                <text:p>851010.3103114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9060707092285">
                <text:p>26.9060707092285</text:p>
              </table:table-cell>
              <table:table-cell office:value-type="float" office:value="848670.056226435">
                <text:p>848670.0562264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9835114479065">
                <text:p>26.9835114479065</text:p>
              </table:table-cell>
              <table:table-cell office:value-type="float" office:value="847512.57697731">
                <text:p>847512.576977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0478143692017">
                <text:p>27.0478143692017</text:p>
              </table:table-cell>
              <table:table-cell office:value-type="float" office:value="1020669.02526455">
                <text:p>1020669.02526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1251215934753">
                <text:p>27.1251215934753</text:p>
              </table:table-cell>
              <table:table-cell office:value-type="float" office:value="848976.284126446">
                <text:p>848976.2841264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024714946747">
                <text:p>27.2024714946747</text:p>
              </table:table-cell>
              <table:table-cell office:value-type="float" office:value="848507.871145921">
                <text:p>848507.871145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669789791107">
                <text:p>27.2669789791107</text:p>
              </table:table-cell>
              <table:table-cell office:value-type="float" office:value="1017432.32702059">
                <text:p>1017432.32702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3442130088806">
                <text:p>27.3442130088806</text:p>
              </table:table-cell>
              <table:table-cell office:value-type="float" office:value="849780.856903838">
                <text:p>849780.8569038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421530008316">
                <text:p>27.421530008316</text:p>
              </table:table-cell>
              <table:table-cell office:value-type="float" office:value="848868.948345776">
                <text:p>848868.9483457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4858727455139">
                <text:p>27.4858727455139</text:p>
              </table:table-cell>
              <table:table-cell office:value-type="float" office:value="1020037.42548532">
                <text:p>1020037.42548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5632209777832">
                <text:p>27.5632209777832</text:p>
              </table:table-cell>
              <table:table-cell office:value-type="float" office:value="848526.179260346">
                <text:p>848526.1792603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6379451751709">
                <text:p>27.6379451751709</text:p>
              </table:table-cell>
              <table:table-cell office:value-type="float" office:value="878323.251295403">
                <text:p>878323.251295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6986165046692">
                <text:p>27.6986165046692</text:p>
              </table:table-cell>
              <table:table-cell office:value-type="float" office:value="1081763.00969058">
                <text:p>1081763.00969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7713289260864">
                <text:p>27.7713289260864</text:p>
              </table:table-cell>
              <table:table-cell office:value-type="float" office:value="902624.320862489">
                <text:p>902624.32086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8439357280731">
                <text:p>27.8439357280731</text:p>
              </table:table-cell>
              <table:table-cell office:value-type="float" office:value="903937.347523273">
                <text:p>903937.3475232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9044857025146">
                <text:p>27.9044857025146</text:p>
              </table:table-cell>
              <table:table-cell office:value-type="float" office:value="1083931.09337113">
                <text:p>1083931.09337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9771251678467">
                <text:p>27.9771251678467</text:p>
              </table:table-cell>
              <table:table-cell office:value-type="float" office:value="903530.879529461">
                <text:p>903530.8795294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0497856140137">
                <text:p>28.0497856140137</text:p>
              </table:table-cell>
              <table:table-cell office:value-type="float" office:value="903269.983357396">
                <text:p>903269.983357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1103250980377">
                <text:p>28.1103250980377</text:p>
              </table:table-cell>
              <table:table-cell office:value-type="float" office:value="1084118.91938044">
                <text:p>1084118.919380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1829919815063">
                <text:p>28.1829919815063</text:p>
              </table:table-cell>
              <table:table-cell office:value-type="float" office:value="903189.965871248">
                <text:p>903189.965871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2557435035706">
                <text:p>28.2557435035706</text:p>
              </table:table-cell>
              <table:table-cell office:value-type="float" office:value="902139.201185022">
                <text:p>902139.201185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3163475990295">
                <text:p>28.3163475990295</text:p>
              </table:table-cell>
              <table:table-cell office:value-type="float" office:value="1082963.11499969">
                <text:p>1082963.11499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3889377117157">
                <text:p>28.3889377117157</text:p>
              </table:table-cell>
              <table:table-cell office:value-type="float" office:value="904145.173100356">
                <text:p>904145.173100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4616589546204">
                <text:p>28.4616589546204</text:p>
              </table:table-cell>
              <table:table-cell office:value-type="float" office:value="902514.8275593">
                <text:p>902514.8275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.5222551822662">
                <text:p>28.5222551822662</text:p>
              </table:table-cell>
              <table:table-cell office:value-type="float" office:value="1083103.72691111">
                <text:p>1083103.72691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5948216915131">
                <text:p>28.5948216915131</text:p>
              </table:table-cell>
              <table:table-cell office:value-type="float" office:value="904439.261047555">
                <text:p>904439.261047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6754956245422">
                <text:p>28.6754956245422</text:p>
              </table:table-cell>
              <table:table-cell office:value-type="float" office:value="813546.551353396">
                <text:p>813546.551353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.7426679134369">
                <text:p>28.7426679134369</text:p>
              </table:table-cell>
              <table:table-cell office:value-type="float" office:value="977069.578541994">
                <text:p>977069.578541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8235037326813">
                <text:p>28.8235037326813</text:p>
              </table:table-cell>
              <table:table-cell office:value-type="float" office:value="811917.298711105">
                <text:p>811917.298711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9040982723236">
                <text:p>28.9040982723236</text:p>
              </table:table-cell>
              <table:table-cell office:value-type="float" office:value="814347.973091783">
                <text:p>814347.973091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.9715127944946">
                <text:p>28.9715127944946</text:p>
              </table:table-cell>
              <table:table-cell office:value-type="float" office:value="973558.780606669">
                <text:p>973558.780606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.0522718429565">
                <text:p>29.0522718429565</text:p>
              </table:table-cell>
              <table:table-cell office:value-type="float" office:value="812689.119671241">
                <text:p>812689.1196712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1329958438873">
                <text:p>29.1329958438873</text:p>
              </table:table-cell>
              <table:table-cell office:value-type="float" office:value="813041.960795201">
                <text:p>813041.9607952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2002573013306">
                <text:p>29.2002573013306</text:p>
              </table:table-cell>
              <table:table-cell office:value-type="float" office:value="975774.276901264">
                <text:p>975774.2769012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.280960559845">
                <text:p>29.280960559845</text:p>
              </table:table-cell>
              <table:table-cell office:value-type="float" office:value="813250.92949358">
                <text:p>813250.929493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.3617286682129">
                <text:p>29.3617286682129</text:p>
              </table:table-cell>
              <table:table-cell office:value-type="float" office:value="812597.958850652">
                <text:p>812597.9588506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.4290645122528">
                <text:p>29.4290645122528</text:p>
              </table:table-cell>
              <table:table-cell office:value-type="float" office:value="974696.329062023">
                <text:p>974696.3290620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.5098066329956">
                <text:p>29.5098066329956</text:p>
              </table:table-cell>
              <table:table-cell office:value-type="float" office:value="812859.501288915">
                <text:p>812859.5012889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.5905544757843">
                <text:p>29.5905544757843</text:p>
              </table:table-cell>
              <table:table-cell office:value-type="float" office:value="812801.899510159">
                <text:p>812801.899510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.6455636024475">
                <text:p>29.6455636024475</text:p>
              </table:table-cell>
              <table:table-cell office:value-type="float" office:value="1193111.10685015">
                <text:p>1193111.10685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.711483001709">
                <text:p>29.711483001709</text:p>
              </table:table-cell>
              <table:table-cell office:value-type="float" office:value="995640.141374247">
                <text:p>995640.141374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7775914669037">
                <text:p>29.7775914669037</text:p>
              </table:table-cell>
              <table:table-cell office:value-type="float" office:value="992792.674988008">
                <text:p>992792.674988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.8327121734619">
                <text:p>29.8327121734619</text:p>
              </table:table-cell>
              <table:table-cell office:value-type="float" office:value="1190695.91262711">
                <text:p>1190695.912627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8986530303955">
                <text:p>29.8986530303955</text:p>
              </table:table-cell>
              <table:table-cell office:value-type="float" office:value="995316.152261946">
                <text:p>995316.152261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.9647789001465">
                <text:p>29.9647789001465</text:p>
              </table:table-cell>
              <table:table-cell office:value-type="float" office:value="992531.368542502">
                <text:p>992531.3685425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0198357105255">
                <text:p>30.0198357105255</text:p>
              </table:table-cell>
              <table:table-cell office:value-type="float" office:value="1192077.7747234">
                <text:p>1192077.7747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.0859496593475">
                <text:p>30.0859496593475</text:p>
              </table:table-cell>
              <table:table-cell office:value-type="float" office:value="992710.330715249">
                <text:p>992710.330715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.1519773006439">
                <text:p>30.1519773006439</text:p>
              </table:table-cell>
              <table:table-cell office:value-type="float" office:value="994007.944421174">
                <text:p>994007.944421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.2068796157837">
                <text:p>30.2068796157837</text:p>
              </table:table-cell>
              <table:table-cell office:value-type="float" office:value="1195432.28428371">
                <text:p>1195432.28428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2731442451477">
                <text:p>30.2731442451477</text:p>
              </table:table-cell>
              <table:table-cell office:value-type="float" office:value="990452.985701641">
                <text:p>990452.9857016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3391122817993">
                <text:p>30.3391122817993</text:p>
              </table:table-cell>
              <table:table-cell office:value-type="float" office:value="994906.068625538">
                <text:p>994906.0686255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3942170143127">
                <text:p>30.3942170143127</text:p>
              </table:table-cell>
              <table:table-cell office:value-type="float" office:value="1191041.07771519">
                <text:p>1191041.077715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4603283405304">
                <text:p>30.4603283405304</text:p>
              </table:table-cell>
              <table:table-cell office:value-type="float" office:value="992749.711054452">
                <text:p>992749.7110544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52627825737">
                <text:p>30.52627825737</text:p>
              </table:table-cell>
              <table:table-cell office:value-type="float" office:value="995179.4201595">
                <text:p>995179.4201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5813751220703">
                <text:p>30.5813751220703</text:p>
              </table:table-cell>
              <table:table-cell office:value-type="float" office:value="1191211.15796671">
                <text:p>1191211.15796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65953373909">
                <text:p>30.65953373909</text:p>
              </table:table-cell>
              <table:table-cell office:value-type="float" office:value="839728.266730929">
                <text:p>839728.266730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.7403209209442">
                <text:p>30.7403209209442</text:p>
              </table:table-cell>
              <table:table-cell office:value-type="float" office:value="812406.108167132">
                <text:p>812406.1081671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8078351020813">
                <text:p>30.8078351020813</text:p>
              </table:table-cell>
              <table:table-cell office:value-type="float" office:value="972121.691985521">
                <text:p>972121.6919855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8882908821106">
                <text:p>30.8882908821106</text:p>
              </table:table-cell>
              <table:table-cell office:value-type="float" office:value="815752.454032526">
                <text:p>815752.4540325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9690024852753">
                <text:p>30.9690024852753</text:p>
              </table:table-cell>
              <table:table-cell office:value-type="float" office:value="813166.848713109">
                <text:p>813166.8487131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0362348556519">
                <text:p>31.0362348556519</text:p>
              </table:table-cell>
              <table:table-cell office:value-type="float" office:value="976196.430861759">
                <text:p>976196.4308617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.1169538497925">
                <text:p>31.1169538497925</text:p>
              </table:table-cell>
              <table:table-cell office:value-type="float" office:value="813092.39168242">
                <text:p>813092.391682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.1977488994598">
                <text:p>31.1977488994598</text:p>
              </table:table-cell>
              <table:table-cell office:value-type="float" office:value="812326.996149068">
                <text:p>812326.9961490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2650349140167">
                <text:p>31.2650349140167</text:p>
              </table:table-cell>
              <table:table-cell office:value-type="float" office:value="975418.152378658">
                <text:p>975418.152378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3458223342896">
                <text:p>31.3458223342896</text:p>
              </table:table-cell>
              <table:table-cell office:value-type="float" office:value="812403.710606852">
                <text:p>812403.7106068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4266619682312">
                <text:p>31.4266619682312</text:p>
              </table:table-cell>
              <table:table-cell office:value-type="float" office:value="811878.985589826">
                <text:p>811878.9855898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4939730167389">
                <text:p>31.4939730167389</text:p>
              </table:table-cell>
              <table:table-cell office:value-type="float" office:value="975055.380284284">
                <text:p>975055.3802842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5745196342468">
                <text:p>31.5745196342468</text:p>
              </table:table-cell>
              <table:table-cell office:value-type="float" office:value="814832.478763427">
                <text:p>814832.4787634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.5874030590057">
                <text:p>34.5874030590057</text:p>
              </table:table-cell>
              <table:table-cell office:value-type="float" office:value="21783.7834217737">
                <text:p>21783.78342177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6149485111237">
                <text:p>34.6149485111237</text:p>
              </table:table-cell>
              <table:table-cell office:value-type="float" office:value="2382680.07796839">
                <text:p>2382680.07796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.6424753665924">
                <text:p>34.6424753665924</text:p>
              </table:table-cell>
              <table:table-cell office:value-type="float" office:value="2384289.77383592">
                <text:p>2384289.77383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6700298786163">
                <text:p>34.6700298786163</text:p>
              </table:table-cell>
              <table:table-cell office:value-type="float" office:value="2381896.65427612">
                <text:p>2381896.654276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.6975314617157">
                <text:p>34.6975314617157</text:p>
              </table:table-cell>
              <table:table-cell office:value-type="float" office:value="2386480.79868227">
                <text:p>2386480.798682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.7250542640686">
                <text:p>34.7250542640686</text:p>
              </table:table-cell>
              <table:table-cell office:value-type="float" office:value="2384640.89370144">
                <text:p>2384640.893701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7525563240051">
                <text:p>34.7525563240051</text:p>
              </table:table-cell>
              <table:table-cell office:value-type="float" office:value="2386439.42131909">
                <text:p>2386439.42131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.7800407409668">
                <text:p>34.7800407409668</text:p>
              </table:table-cell>
              <table:table-cell office:value-type="float" office:value="2387971.33996079">
                <text:p>2387971.339960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6816608905792">
                <text:p>44.6816608905792</text:p>
              </table:table-cell>
              <table:table-cell office:value-type="float" office:value="6628.41020038211">
                <text:p>6628.41020038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